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OpenSymbol" svg:font-family="OpenSymbol"/>
    <style:font-face style:name="PalatinoLinotype-Roman" svg:font-family="PalatinoLinotype-Roman"/>
    <style:font-face style:name="StarSymbol1" svg:font-family="StarSymbol"/>
    <style:font-face style:name="Tahoma1" svg:font-family="Tahoma"/>
    <style:font-face style:name="Monospace" svg:font-family="Monospace" style:font-pitch="fixed"/>
    <style:font-face style:name="Courier New" svg:font-family="'Courier New'" style:font-family-generic="modern" style:font-pitch="fixed"/>
    <style:font-face style:name="CourierNewPSMT" svg:font-family="CourierNewPSMT" style:font-family-generic="modern" style:font-pitch="fixed"/>
    <style:font-face style:name="Lucida Sans Unicode" svg:font-family="'Lucida Sans Unicode'" style:font-pitch="variable"/>
    <style:font-face style:name="Tahoma" svg:font-family="Tahoma" style:font-pitch="variable"/>
    <style:font-face style:name="Palatino Linotype3" svg:font-family="'Palatino Linotype'" style:font-family-generic="roman"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Preformatted_20_Text">
      <style:text-properties fo:font-size="9pt" style:font-size-asian="9pt" style:font-size-complex="9pt"/>
    </style:style>
    <style:style style:name="P3" style:family="paragraph" style:parent-style-name="Preformatted_20_Text">
      <style:paragraph-properties fo:margin-top="0in" fo:margin-bottom="0.1965in"/>
    </style:style>
    <style:style style:name="P4" style:family="paragraph" style:parent-style-name="Text_20_body">
      <style:text-properties fo:font-style="italic" style:font-style-asian="italic" style:font-style-complex="italic"/>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fo:font-weight="bold" style:font-weight-asian="bold" style:font-weight-complex="bold"/>
    </style:style>
    <style:style style:name="P7" style:family="paragraph" style:parent-style-name="Text_20_body">
      <style:text-properties fo:font-style="normal" fo:font-weight="bold" style:font-style-asian="normal" style:font-weight-asian="bold" style:font-style-complex="normal" style:font-weight-complex="bold"/>
    </style:style>
    <style:style style:name="P8" style:family="paragraph" style:parent-style-name="Text_20_body">
      <style:paragraph-properties fo:margin-left="0in" fo:margin-right="0in" fo:text-indent="0in" style:auto-text-indent="false"/>
    </style:style>
    <style:style style:name="P9" style:family="paragraph" style:parent-style-name="Text_20_body">
      <style:paragraph-properties fo:margin-left="0in" fo:margin-right="0in" fo:margin-top="0in" fo:margin-bottom="0in" fo:text-indent="0in" style:auto-text-indent="false"/>
    </style:style>
    <style:style style:name="P10" style:family="paragraph" style:parent-style-name="Text_20_body">
      <style:paragraph-properties fo:margin-left="0in" fo:margin-right="0in" fo:margin-top="0in" fo:margin-bottom="0.1402in" fo:text-indent="0in" style:auto-text-indent="false"/>
    </style:style>
    <style:style style:name="P11" style:family="paragraph" style:parent-style-name="Standard">
      <style:text-properties fo:font-weight="bold" style:font-weight-asian="bold" style:font-weight-complex="bold"/>
    </style:style>
    <style:style style:name="P12" style:family="paragraph" style:parent-style-name="Text_20_body">
      <style:paragraph-properties fo:margin-top="0in" fo:margin-bottom="0in"/>
    </style:style>
    <style:style style:name="P13" style:family="paragraph" style:parent-style-name="preformatted">
      <style:text-properties fo:font-weight="normal" style:font-weight-asian="normal" style:font-weight-complex="normal"/>
    </style:style>
    <style:style style:name="P14" style:family="paragraph" style:parent-style-name="Standard" style:list-style-name="Numbering_20_1"/>
    <style:style style:name="P15" style:family="paragraph" style:parent-style-name="Standard" style:list-style-name="Numbering_20_1">
      <style:text-properties style:font-name="CourierNewPSMT" fo:font-size="10pt" style:font-name-asian="CourierNewPSMT" style:font-size-asian="10pt" style:font-name-complex="CourierNewPSMT" style:font-size-complex="10pt"/>
    </style:style>
    <style:style style:name="P16" style:family="paragraph" style:parent-style-name="Standard" style:list-style-name="L12"/>
    <style:style style:name="P17" style:family="paragraph" style:parent-style-name="Text_20_body" style:list-style-name="List_20_1"/>
    <style:style style:name="P18" style:family="paragraph" style:parent-style-name="Text_20_body" style:list-style-name="List_20_1">
      <style:paragraph-properties fo:text-align="start" style:justify-single-word="false"/>
    </style:style>
    <style:style style:name="P19" style:family="paragraph" style:parent-style-name="Text_20_body" style:list-style-name="L1"/>
    <style:style style:name="P20" style:family="paragraph" style:parent-style-name="Text_20_body" style:list-style-name="L3"/>
    <style:style style:name="P21" style:family="paragraph" style:parent-style-name="Text_20_body" style:list-style-name="L4"/>
    <style:style style:name="P22" style:family="paragraph" style:parent-style-name="Text_20_body" style:list-style-name="L5"/>
    <style:style style:name="P23" style:family="paragraph" style:parent-style-name="Text_20_body" style:list-style-name="L6"/>
    <style:style style:name="P24" style:family="paragraph" style:parent-style-name="Text_20_body" style:list-style-name="L7"/>
    <style:style style:name="P25" style:family="paragraph" style:parent-style-name="Text_20_body" style:list-style-name="L8"/>
    <style:style style:name="P26" style:family="paragraph" style:parent-style-name="Text_20_body" style:list-style-name="L9"/>
    <style:style style:name="P27" style:family="paragraph" style:parent-style-name="Text_20_body" style:list-style-name="L10"/>
    <style:style style:name="P28" style:family="paragraph" style:parent-style-name="Text_20_body" style:list-style-name="L11"/>
    <style:style style:name="P29" style:family="paragraph" style:parent-style-name="Text_20_body" style:list-style-name="List_20_1">
      <style:paragraph-properties fo:margin-left="0.4925in" fo:margin-right="0in" fo:margin-top="0in" fo:margin-bottom="0in" fo:text-indent="0in" style:auto-text-indent="false"/>
    </style:style>
    <style:style style:name="P30" style:family="paragraph" style:parent-style-name="Text_20_body" style:list-style-name="List_20_1">
      <style:paragraph-properties fo:margin-left="0.4925in" fo:margin-right="0in" fo:text-indent="0in" style:auto-text-indent="false"/>
    </style:style>
    <style:style style:name="P31" style:family="paragraph" style:parent-style-name="Text_20_body" style:list-style-name="L2">
      <style:paragraph-properties fo:margin-left="0in" fo:margin-right="0in" fo:text-indent="0in" style:auto-text-indent="false"/>
    </style:style>
    <style:style style:name="P32" style:family="paragraph" style:parent-style-name="Text_20_body" style:list-style-name="List_20_1">
      <style:paragraph-properties fo:margin-left="0in" fo:margin-right="0in" fo:text-indent="0in" style:auto-text-indent="false"/>
    </style:style>
    <style:style style:name="P33" style:family="paragraph" style:parent-style-name="Heading_20_1" style:master-page-name="First_20_Page">
      <style:paragraph-properties style:page-number="auto"/>
    </style:style>
    <style:style style:name="P34" style:family="paragraph" style:parent-style-name="Preformatted_20_Text" style:list-style-name="Numbering_20_1"/>
    <style:style style:name="P35" style:family="paragraph" style:parent-style-name="BulletedNumberText" style:list-style-name="List_20_1"/>
    <style:style style:name="P36" style:family="paragraph" style:parent-style-name="BulletedNumberText" style:list-style-name="Numbering_20_1"/>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style:font-style-asian="italic" style:font-style-complex="italic"/>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ize="12pt" fo:font-weight="bold" style:font-size-asian="12pt" style:font-weight-asian="bold" style:font-size-complex="12pt" style:font-weight-complex="bold"/>
    </style:style>
    <style:style style:name="T11" style:family="text">
      <style:text-properties fo:font-size="12pt" fo:font-weight="normal" style:font-size-asian="12pt" style:font-weight-asian="normal" style:font-size-complex="12pt" style:font-weight-complex="normal"/>
    </style:style>
    <style:style style:name="T12" style:family="text">
      <style:text-properties fo:color="#000000"/>
    </style:style>
    <style:style style:name="T13" style:family="text">
      <style:text-properties fo:color="#000000" style:font-name="Monospace" style:font-name-asian="Monospace" style:font-name-complex="Monospace"/>
    </style:style>
    <style:style style:name="T14" style:family="text">
      <style:text-properties fo:color="#008080"/>
    </style:style>
    <style:style style:name="T15" style:family="text">
      <style:text-properties fo:color="#3f7f7f"/>
    </style:style>
    <style:style style:name="T16" style:family="text">
      <style:text-properties style:font-name="Palatino Linotype3"/>
    </style:style>
    <style:style style:name="T17" style:family="text">
      <style:text-properties style:font-name="Palatino Linotype3" fo:font-size="12pt" style:font-name-asian="PalatinoLinotype-Roman" style:font-size-asian="12pt" style:font-name-complex="PalatinoLinotype-Roman" style:font-size-complex="12pt"/>
    </style:style>
    <style:style style:name="T18" style:family="text">
      <style:text-properties style:font-name="CourierNewPSMT" fo:font-size="10pt" style:font-name-asian="CourierNewPSMT" style:font-size-asian="10pt" style:font-name-complex="CourierNewPSMT" style:font-size-complex="10pt"/>
    </style:style>
    <style:style style:name="T19" style:family="text">
      <style:text-properties style:text-line-through-style="solid"/>
    </style:style>
    <style:style style:name="fr1" style:family="graphic" style:parent-style-name="Frame">
      <style:graphic-properties style:wrap="left" style:number-wrapped-paragraphs="no-limit" style:vertical-pos="from-top" style:vertical-rel="paragraph" style:horizontal-pos="from-left" style:horizontal-rel="paragraph" fo:background-color="#0066cc" style:background-transparency="90%">
        <style:background-image/>
      </style:graphic-properties>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3" text:outline-level="1">Deploying Bedework</text:h>
      <text:h text:style-name="Heading_20_2" text:outline-level="2">Prerequisites</text:h>
      <text:p text:style-name="Text_20_body">This section describes setting up your build environment and provides guidance on creating your initial calendars, subscriptions, views, and administrative users. </text:p>
      <text:h text:style-name="Heading_20_3" text:outline-level="3">Install the quickstart and test your environment</text:h>
      <text:p text:style-name="Text_20_body">Before attempting any customization, please test your environment by running the quickstart release. It is always wise to test your changes incrementally; test each small change to make certain you understand its effects. Doing these two things will help you understand the system and will provide useful information to the Bedework support community if you run into trouble and wish to ask for help.</text:p>
      <text:h text:style-name="Heading_20_3" text:outline-level="3">Requirements </text:h>
      <text:list xml:id="list317917132" text:style-name="List_20_1">
        <text:list-item>
          <text:p text:style-name="P18">JDK 1.5 – specifically, Java 1.5.0_11 or later</text:p>
        </text:list-item>
        <text:list-item>
          <text:p text:style-name="P17">JAVA_HOME environment variable must be set </text:p>
        </text:list-item>
        <text:list-item>
          <text:p text:style-name="P17">Hardware for testing: most current desktop or laptops will be adequate.</text:p>
        </text:list-item>
        <text:list-item>
          <text:p text:style-name="P17">Hardware for production: A server class machine generally with at least 1Gig allocated to the jvm. <text:s/>We recommend 2GB (see settings below).</text:p>
        </text:list-item>
        <text:list-item>
          <text:p text:style-name="P17">An adequate database system. In particular, the database probably has to support Unicode. <text:s/>Many Bedework installations use MySQL or Oracle.</text:p>
        </text:list-item>
        <text:list-item>
          <text:p text:style-name="P17">To implement the Bedework calendaring system, it is useful to understand the following:</text:p>
        </text:list-item>
        <text:list-item>
          <text:p text:style-name="P29"><text:a xlink:type="simple" xlink:href="http://java.sun.com/products/servlet/docs.html">Java servlets: http://java.sun.com/products/servlet/docs.html</text:a></text:p>
        </text:list-item>
        <text:list-item>
          <text:p text:style-name="P29"><text:a xlink:type="simple" xlink:href="http://www.onjava.com/pub/a/onjava/2003/05/14/java_webserver.html">Servlet containers</text:a> (e.g. <text:a xlink:type="simple" xlink:href="http://tomcat.apache.org/">Tomcat</text:a>, <text:a xlink:type="simple" xlink:href="http://www.jboss.com/">JBoss</text:a>) </text:p>
        </text:list-item>
        <text:list-item>
          <text:p text:style-name="P30">Authentication is local to your site - some Java programming may be necessary to accomplish this.</text:p>
        </text:list-item>
      </text:list>
      <text:h text:style-name="Heading_20_3" text:outline-level="3">Supported databases.</text:h>
      <text:p text:style-name="Text_20_body">Bedework uses Hibernate as a persistence engine. Bedework therefore should run on any database supported by Hibernate (see the listing at <text:a xlink:type="simple" xlink:href="http://www.hibernate.org/">http://www.hibernate.org</text:a>.) <text:s/>The list below reflects the systems on which Bedework has been successfully deployed and run:</text:p>
      <text:list xml:id="list2157759334" text:style-name="L1">
        <text:list-item>
          <text:p text:style-name="P19">Hsql – the database we provide with the quickstart. It is unclear how safe it is to use as a production database. It appears to be used by various systems to provide a persistence mechanism for messages (e.g. Jboss does this) so it might be usable on a small scale. </text:p>
        </text:list-item>
        <text:list-item>
          <text:p text:style-name="P19">MySql version 5</text:p>
        </text:list-item>
        <text:list-item>
          <text:p text:style-name="P19">Oracle Version 10 and perhaps Version 9 with Version 10 jdbc drivers.</text:p>
        </text:list-item>
      </text:list>
      <text:h text:style-name="Heading_20_3" text:outline-level="3"><text:soft-page-break/>Unsupported databases</text:h>
      <text:p text:style-name="Text_20_body"><text:span text:style-name="T16">Because of our use of Hibernate, we don’t support databases they don’t support. <text:s/>While Hibernate should make it possible to run Bedework on any Hibernate supported database, i</text:span><text:span text:style-name="T17">n reality, there are problems with some systems that may require hand-editing of the schema.</text:span><text:span text:style-name="T16"> <text:s/>We expect in time to discover a workable soluti</text:span>on to most of these problems.</text:p>
      <text:p text:style-name="Text_20_body">Databases may be unsupported at the moment (or permanently) but it may still be possible to massage the schema enough to make Bedework run. We try to indicate why they are not supported and some will eventually move into the supported category.</text:p>
      <text:list xml:id="list2105130096" text:style-name="L2">
        <text:list-item>
          <text:p text:style-name="P31">MS SQL Server: Partially supported but requires at least hand-editing of the schema. Has not been tried with 3.3.1 onwards. At least one problem remains, Sql Server does not follow the ANSI standard for unique indexes in that null=null for Sql Server but null is never equal to null in ANSI standard databases. This breaks some of the unique indexes in Bedework.</text:p>
        </text:list-item>
        <text:list-item>
          <text:p text:style-name="P31">PostgreSQL: We hope to do more work in the near future supporting postgres. </text:p>
        </text:list-item>
        <text:list-item>
          <text:p text:style-name="P31">MySQL version 4: Has problems in a number of areas. These are unlikely to ever be resolved. Version 4 is now old.</text:p>
        </text:list-item>
      </text:list>
      <text:h text:style-name="Heading_20_2" text:outline-level="2">Prepare a localized version of Bedework</text:h>
      <text:h text:style-name="Heading_20_3" text:outline-level="3">Prepare your build and runtime properties</text:h>
      <text:p text:style-name="Text_20_body">Bedework uses ant for the build and deploy process and a number of property files are used to control that process. Ant properties have the characteristics that once set they cannot be modified. <text:s/>To override default settings they must be set earlier in the process. </text:p>
      <text:p text:style-name="Text_20_body"><text:span text:style-name="Strong_20_Emphasis">Do </text:span><text:span text:style-name="Strong_20_Emphasis"><text:span text:style-name="T1">not</text:span></text:span><text:span text:style-name="Strong_20_Emphasis"> change the original files.</text:span> Only edit the configurations you copied into your home directory. Keep the distributed versions for reference..</text:p>
      <text:h text:style-name="Heading_20_4" text:outline-level="4">Copy the distributed configurations to your home directory</text:h>
      <text:p text:style-name="Text_20_body">Bedework uses a configuration directory to store multiple named configurations. The quickstart copy of this directory is at</text:p>
      <text:p text:style-name="Preformatted_20_Text">&lt;quickstartDirectory&gt;/bedework/config/bwbuild</text:p>
      <text:p text:style-name="Text_20_body">Copy the entire directory structure into your home directory. Your home directory in unix is usually</text:p>
      <text:p text:style-name="Preformatted_20_Text">/home/userid</text:p>
      <text:p text:style-name="Text_20_body">And in windows is typically</text:p>
      <text:p text:style-name="Preformatted_20_Text">C:\Documents and Settings\userid</text:p>
      <text:p text:style-name="Text_20_body">So, for example, the bwbuild directory in windows would live here:</text:p>
      <text:p text:style-name="P3"><text:soft-page-break/>C:\Documents and Settings\userid\bwbuild</text:p>
      <text:p text:style-name="Text_20_body">Inside <text:span text:style-name="T5">bwbuild</text:span> you will find a number of example configurations in subdirectories, for example <text:span text:style-name="T5">default, mysql,</text:span> and <text:span text:style-name="T5">jboss</text:span>. These configurations are used by the <text:span text:style-name="T5">bw</text:span> script using the <text:span text:style-name="T5">-bwc</text:span> parameter, for example:</text:p>
      <text:p text:style-name="Preformatted_20_Text">./bw -bwc jboss deploy.debug</text:p>
      <text:p text:style-name="Standard">would build the quickstart with the provided jboss configuration, and </text:p>
      <text:p text:style-name="Preformatted_20_Text">./bw -bwc mysql start</text:p>
      <text:p text:style-name="Text_20_body">will start the quickstart with the mysql configuration.</text:p>
      <text:p text:style-name="Text_20_body">If no configuration is named, then the configuration named <text:span text:style-name="T5">default</text:span> will be used.</text:p>
      <text:p text:style-name="Text_20_body">In <text:span text:style-name="T7">each</text:span> configuration you will find the following files (the default configuration is used in this example):</text:p>
      <text:p text:style-name="Preformatted_20_Text">bwbuild/default/build.properties</text:p>
      <text:p text:style-name="Preformatted_20_Text">bwbuild/default/cal.options.xml</text:p>
      <text:p text:style-name="Preformatted_20_Text">bwbuild/default/cal.properties</text:p>
      <text:p text:style-name="Preformatted_20_Text">bwbuild/default/carddav.options.xml</text:p>
      <text:p text:style-name="Preformatted_20_Text">bwbuild/default/context.xml</text:p>
      <text:p text:style-name="Text_20_body">A <text:span text:style-name="T5">build.properties</text:span> file must be inside each configuration directory and provides links to the other files and should not need any changes.</text:p>
      <text:p text:style-name="Text_20_body">You can set properties in this file which will override the default settings. In particular you can tell the build system the location of the configuration you want to build, which is our next step:</text:p>
      <text:p text:style-name="Text_20_body">The <text:span text:style-name="T5">cal.properties</text:span> file is used only for the build and deployment process while the <text:span text:style-name="T5">cal.options.xml</text:span> file is for runtime properties and is included in the resulting applications. </text:p>
      <text:p text:style-name="Text_20_body">The <text:span text:style-name="T5">context.xml</text:span> file is referenced by the properties file and is where you place tomcat settings for the database resource.</text:p>
      <text:h text:style-name="Heading_20_3" text:outline-level="3">The properties file</text:h>
      <text:p text:style-name="Text_20_body">The <text:span text:style-name="T5">cal.properties</text:span> file is divided into sections with different property prefixes. </text:p>
      <text:h text:style-name="Heading_20_4" text:outline-level="4">Install</text:h>
      <text:p text:style-name="Text_20_body">The section prefixed “<text:span text:style-name="T6">org.bedework.install</text:span>” defines which applications are to be installed. This consists of a list of application names. </text:p>
      <text:p text:style-name="Text_20_body">For each name there should be a corresponding section prefixed with “org.bedework.app.&lt;name&gt;” and also a corresponding section in the options file.</text:p>
      <text:p text:style-name="Text_20_body"><text:soft-page-break/>The default configuration comes with a number of application configurations. When creating a configuration it is appropriate to simplify by removing unneeded applications. Remove the name from the install property and delete the appropriate section. </text:p>
      <text:p text:style-name="Text_20_body">Applications in the default configuration are:</text:p>
      <text:list xml:id="list181305947" text:style-name="L3">
        <text:list-item>
          <text:p text:style-name="P20"><text:span text:style-name="T1">CalAdmin</text:span> – the administration application</text:p>
        </text:list-item>
        <text:list-item>
          <text:p text:style-name="P20"><text:span text:style-name="T1">Events</text:span> – public events (unauthenticated access to calendars)</text:p>
        </text:list-item>
        <text:list-item>
          <text:p text:style-name="P20"><text:span text:style-name="T1">SoEDept</text:span> – example calendar suite</text:p>
        </text:list-item>
        <text:list-item>
          <text:p text:style-name="P20"><text:span text:style-name="T1">UserCal</text:span> – personal events</text:p>
        </text:list-item>
        <text:list-item>
          <text:p text:style-name="P20"><text:span text:style-name="T1">Pubcaldav</text:span> – public events caldav server. <text:s/>Provides unauthenticated access to calendars.</text:p>
        </text:list-item>
        <text:list-item>
          <text:p text:style-name="P20"><text:span text:style-name="T1">Usercaldav</text:span> - personal caldav server. <text:s/>Provides authenticated access to calendars.</text:p>
        </text:list-item>
        <text:list-item>
          <text:p text:style-name="P20"><text:span text:style-name="T1">dumpres</text:span> – the dump restore utility</text:p>
        </text:list-item>
        <text:list-item>
          <text:p text:style-name="P20"><text:span text:style-name="T1">caldavTest</text:span> – a test application for caldav</text:p>
        </text:list-item>
        <text:list-item>
          <text:p text:style-name="P20"><text:span text:style-name="T1">test</text:span> – a test suite</text:p>
        </text:list-item>
        <text:list-item>
          <text:p text:style-name="P20"><text:span text:style-name="T1">restoreFrom2p3px</text:span> – the dump restore utility configured to restore from uwcalendar 2.3.x</text:p>
        </text:list-item>
        <text:list-item>
          <text:p text:style-name="P20"><text:span text:style-name="T1">bwconfig</text:span> – (not in the list but a configuration section is present). This is a try at a web based configuration application (not currently in use and likely to be deprecated).</text:p>
        </text:list-item>
      </text:list>
      <text:h text:style-name="Heading_20_4" text:outline-level="4">Global</text:h>
      <text:p text:style-name="Text_20_body">The section prefixed “<text:span text:style-name="T6">org.bedework.global</text:span>” defines properties global to the whole deployment process.</text:p>
      <text:h text:style-name="Heading_20_4" text:outline-level="4">Application</text:h>
      <text:p text:style-name="Text_20_body">The section with properties prefixed “<text:span text:style-name="T6">org.bedework.app.&lt;name&gt;</text:span>” are the application deployment properties, one section per named application. </text:p>
      <text:p text:style-name="Text_20_body">Two properties define the project and type of application. The value of the property “<text:span text:style-name="T6">org.bedework.app.&lt;name&gt;.project</text:span>” defines which project the application is a part of. Currently these can be </text:p>
      <text:list xml:id="list1130106583" text:style-name="L4">
        <text:list-item>
          <text:p text:style-name="P21">“caldav” - a caldav server</text:p>
        </text:list-item>
        <text:list-item>
          <text:p text:style-name="P21">“caldavTest” - a caldav test package</text:p>
        </text:list-item>
        <text:list-item>
          <text:p text:style-name="P21">“webapps” - a web client</text:p>
        </text:list-item>
        <text:list-item>
          <text:p text:style-name="P21">“dumprestore” - a dump/restore application</text:p>
        </text:list-item>
        <text:list-item>
          <text:p text:style-name="P21">“freebusy” - the freebusy aggregator</text:p>
        </text:list-item>
      </text:list>
      <text:p text:style-name="Text_20_body"><text:soft-page-break/>The value of the property “org.bedework.app.&lt;name&gt;.type” corresponds to the name of a subdirectory in bedework/deployment, e.g. webpublic, webadmin, etc. So to define the administrative client named CalAdmin of type webadmin we have the fragments:</text:p>
      <text:p text:style-name="preformatted">org.bedework.install.app.names=...,CalAdmin,...</text:p>
      <text:p text:style-name="preformatted">...</text:p>
      <text:p text:style-name="preformatted">org.bedework.app.CalAdmin.project=webapps</text:p>
      <text:p text:style-name="preformatted">org.bedework.app.CalAdmin.type=webadmin</text:p>
      <text:p text:style-name="Text_20_body">Multiple versions of each application type may be deployed, each configured differently. This is of importance for calendar suites (departmental calendars).</text:p>
      <text:h text:style-name="Heading_20_3" text:outline-level="3">The options file.</text:h>
      <text:p text:style-name="Text_20_body">This <text:span text:style-name="T5">cal.options.xml</text:span> file contains run time properties and is divided into sections much like the properties file. Most of the options are used to set field values in named classes so that the application will load the settings only once with a single call.</text:p>
      <text:p text:style-name="Text_20_body">It is important to set the “system” properties for a new Bedework installation. These are found in the “syspars” section of the .options.xml file. A number of options can be left with the default values and some are not yet implemented. The two values it is particularly important to set (and their default settings) are:</text:p>
      <text:p text:style-name="preformatted">&lt;tzid&gt;America/New_York&lt;/tzid&gt;</text:p>
      <text:p text:style-name="preformatted">&lt;systemid&gt;<text:a xlink:type="simple" xlink:href="mailto:demobedework@mysite.edu">demobedework@cal.mysite.edu</text:a>&lt;/systemid&gt;</text:p>
      <text:p text:style-name="Text_20_body">These are described as follows:</text:p>
      <text:h text:style-name="Heading_20_4" text:outline-level="4">The tzid property</text:h>
      <text:p text:style-name="Text_20_body">The tzid is the default timezone to be used for times and dates. </text:p>
      <text:h text:style-name="Heading_20_4" text:outline-level="4">The systemid property</text:h>
      <text:p text:style-name="Text_20_body">The systemid is used when generating uids for calendar entities. This name should be related to your organization for ease of identification. <text:s/>If you run multiple Bedework systems, thid value should be different for each. In addition, it takes part in the creation and interpretation of calendar user addresses which appear in attendees. The part following “@” will probably be the domain to which imip messages are addressed (in some as yet undefined manner).</text:p>
      <text:p text:style-name="Text_20_body">Calendar user addresses take the form of a “mailto:” uri so that <text:s/>user “testuser01” on a system configured as above would have a calendar user address of </text:p>
      <text:p text:style-name="preformatted">mailto:testuser01@cal.mysite.edu</text:p>
      <text:h text:style-name="Heading_20_4" text:outline-level="4">Other properties</text:h>
      <text:p text:style-name="Text_20_body">There are also a number of names used when creating default calendars. These can be set to some appropriate localized value, <text:span text:style-name="T1">but <text:s/>note: </text:span><text:span text:style-name="T2">the xsl stylesheets of Bedework 3.5 and earlier versions make reference to one or two of these properties by name, in particular the string </text:span><text:soft-page-break/><text:span text:style-name="T2">“user” for the name of the user calendar root. If you change this value, you must update the xslt files that reference it. This will be corrected in version 3.6.</text:span></text:p>
      <text:p text:style-name="Text_20_body">The size settings are mostly unused at the moment.</text:p>
      <text:p text:style-name="Text_20_body">The property</text:p>
      <text:p text:style-name="preformatted">&lt;userauthClass&gt;org.bedework.calcore.hibernate.UserAuthUWDbImpl</text:p>
      <text:p text:style-name="preformatted">&lt;/userauthClass&gt;</text:p>
      <text:p text:style-name="Text_20_body">defines which class handles administrative groups for the administrative client. The group class setting are explained in the “Access rights and groups” section below.</text:p>
      <text:h text:style-name="Heading_20_2" text:outline-level="2">Set up a production database</text:h>
      <text:section text:style-name="Sect1" text:name="searchable">
        <text:p text:style-name="Text_20_body">The quickstart is set up to use hsqldb and this provides a good way to try out the system. To move to another database system you will need to configure the build to affect the following: </text:p>
        <text:list xml:id="list251434029" text:continue-list="list317917132" text:style-name="List_20_1">
          <text:list-item text:start-value="1">
            <text:p text:style-name="P35">Configure tomcat or each context to use another database </text:p>
          </text:list-item>
          <text:list-item>
            <text:p text:style-name="P35">Configure Hibernate to use the appropriate dialect </text:p>
          </text:list-item>
          <text:list-item>
            <text:p text:style-name="P35">Rebuild </text:p>
          </text:list-item>
          <text:list-item>
            <text:p text:style-name="P32">Configure the dump/restore </text:p>
          </text:list-item>
        </text:list>
        <text:p text:style-name="Text_20_body"><text:span text:style-name="T1">Note: </text:span><text:s/>if you'd like to set up an initialized database in hsqldb for testing, you can skip to “Build Schema and Initialize” on page 10 and just run “./bwrun schema-export” followed by “.bwrun initdb” against an empty hsql database. <text:s/>To create this, stop hypersonic (if running) and rename (or throw away) the directory named &lt;hsqldb-dir&gt;/demo. <text:s text:c="2"/>Restart hsql and the directory will be recreated in an empty state. <text:s text:c="2"/>See <text:a xlink:type="simple" xlink:href="#Buildschemaandinitialise">Build Schema and Initialise</text:a> for more information about the schema-export and initdb commands.</text:p>
        <text:h text:style-name="Heading_20_3" text:outline-level="3">Language settings.</text:h>
        <text:p text:style-name="Text_20_body">Your database needs to support at least unicode. For most European and American systems this may not be obvious at first but eventually problems will occur with certain special characters. For most non-European languages unicode or some other multibyte support is an absolute necessity.</text:p>
        <text:p text:style-name="Text_20_body">Each database has its own settings for language support. Many have built in traps for the unwary (most of us). For example, in Postgres UNICODE apparently means UTF8. This is incorrect for Chinese for example.</text:p>
        <text:p text:style-name="Text_20_body">In addition, there are no checks that the application, e.g <text:s/>the calendar, has the same settings as the database. Databases will interpret the byte stream according to their configuration even if that does not match the configuration of the calendar server. Care in matching up all the components is obviously needed. Those components are at least:</text:p>
        <text:list xml:id="list408833213" text:style-name="L5">
          <text:list-item>
            <text:p text:style-name="P22">The client (browser, caldav client etc)</text:p>
          </text:list-item>
          <text:list-item>
            <text:p text:style-name="P22">The servlet container (jboss, tomcat)</text:p>
          </text:list-item>
          <text:list-item>
            <text:p text:style-name="P22"><text:soft-page-break/>The servlet (bedework)</text:p>
          </text:list-item>
          <text:list-item>
            <text:p text:style-name="P22">Jdbc settings</text:p>
          </text:list-item>
          <text:list-item>
            <text:p text:style-name="P22">The database</text:p>
          </text:list-item>
        </text:list>
        <text:h text:style-name="Heading_20_3" text:outline-level="3"><text:bookmark text:name="ConfigureTomcat5.0.28"/>Configure your applications context.xml</text:h>
        <text:p text:style-name="Text_20_body">Tomcat 5.5.x applications are configured by setting up context.xml files for each application. </text:p>
        <text:p text:style-name="Text_20_body">The <text:span text:style-name="T5">context.xml</text:span> file located in the configuration look something like this:</text:p>
        <text:p text:style-name="Preformatted_20_Text">&lt;Context path="@CONTEXT-ROOT@" reloadable="false"&gt;</text:p>
        <text:p text:style-name="Preformatted_20_Text"><text:s/>&lt;Resource name="jdbc/calDB" auth="Container"</text:p>
        <text:p text:style-name="Preformatted_20_Text"><text:s text:c="11"/>type="javax.sql.DataSource"</text:p>
        <text:p text:style-name="Preformatted_20_Text"><text:s text:c="11"/>driverClassName="org.hsqldb.jdbcDriver"</text:p>
        <text:p text:style-name="Preformatted_20_Text"><text:s text:c="11"/>url="jdbc:hsqldb:hsql://localhost:8887"</text:p>
        <text:p text:style-name="Preformatted_20_Text"><text:s text:c="11"/>username="sa"</text:p>
        <text:p text:style-name="Preformatted_20_Text"><text:s text:c="11"/>password=""</text:p>
        <text:p text:style-name="Preformatted_20_Text"><text:s text:c="11"/>maxActive="8"</text:p>
        <text:p text:style-name="Preformatted_20_Text"><text:s text:c="11"/>maxIdle="4"</text:p>
        <text:p text:style-name="Preformatted_20_Text"><text:s text:c="11"/>maxWait="-1"</text:p>
        <text:p text:style-name="Preformatted_20_Text"><text:s text:c="11"/>defaultAutoCommit="false" /&gt;</text:p>
        <text:p text:style-name="Preformatted_20_Text"/>
        <text:p text:style-name="Preformatted_20_Text"><text:s text:c="2"/>&lt;!-- Disables restart persistence of sessions --&gt;</text:p>
        <text:p text:style-name="Preformatted_20_Text"><text:s text:c="2"/>&lt;Manager pathname=""/&gt;</text:p>
        <text:p text:style-name="Preformatted_20_Text">&lt;/Context&gt;</text:p>
        <text:p text:style-name="Text_20_body">At the very least, set the URL to your database, and set the username and password with which you will connect.</text:p>
        <text:p text:style-name="Text_20_body">The “@CONTEXT-ROOT@“ is an example of a token which will be replaced during deployment by a value from the properties file. If you have the above token in your file it will be replaced with the correct context root. </text:p>
        <text:p text:style-name="Text_20_body">The reference to this context.xml file is in the cal.properties file and looks something like:</text:p>
        <text:p text:style-name="P2">...</text:p>
        <text:p text:style-name="P2">org.bedework.app.Events.tomcat.context.xml=${env.BEDEWORK_CONFIG}/context.xml</text:p>
        <text:p text:style-name="Text_20_body">This can be changed if you need more than one context.xml file or wish to locate it outside of the configuration directory:</text:p>
        <text:p text:style-name="P2">...</text:p>
        <text:p text:style-name="P2">org.bedework.app.Events.tomcat.context.xml=<text:span text:style-name="T13">&lt;home&gt;/mycontexts/</text:span>context.xml</text:p>
        <text:p text:style-name="P2">...</text:p>
        <text:h text:style-name="Heading_20_3" text:outline-level="3"><text:bookmark text:name="ConfigureTomcat5.0.281"/><text:soft-page-break/>Configure Tomcat 5.5.x</text:h>
        <text:p text:style-name="Text_20_body">With the above configuration you do not need to configure a database in tomcat’s server.xml. However some changes are needed. These are:</text:p>
        <text:list xml:id="list512490938" text:style-name="L6">
          <text:list-item>
            <text:p text:style-name="P23">Allow no roles</text:p>
          </text:list-item>
          <text:list-item>
            <text:p text:style-name="P23">Add jdbc drivers</text:p>
          </text:list-item>
          <text:list-item>
            <text:p text:style-name="P23">Allow directory browsing</text:p>
          </text:list-item>
          <text:list-item>
            <text:p text:style-name="P23">Jvm parameters</text:p>
          </text:list-item>
        </text:list>
        <text:h text:style-name="Heading_20_4" text:outline-level="4">Allow no roles</text:h>
        <text:p text:style-name="Text_20_body">Tomcat’s handling of security constraints was at some point changed to be absolutely compliant with the servlet specification. Unfortunately, in <text:s/>this regard at least, the specification is somewhat impractical. Within the web.xml security-constraint element is a role-name element which is set to “*” as in this example:</text:p>
        <text:p text:style-name="Preformatted_20_Text">&lt;security-constraint&gt; </text:p>
        <text:p text:style-name="Preformatted_20_Text"><text:s text:c="2"/>&lt;web-resource-collection&gt; </text:p>
        <text:p text:style-name="Preformatted_20_Text"><text:s text:c="4"/>&lt;web-resource-name&gt;CalendarAdmin&lt;/web-resource-name&gt; </text:p>
        <text:p text:style-name="Preformatted_20_Text"><text:s text:c="4"/>&lt;description&gt;Public events Administration&lt;/description&gt; </text:p>
        <text:p text:style-name="Preformatted_20_Text"><text:s text:c="4"/>&lt;url-pattern&gt;/*&lt;/url-pattern&gt; </text:p>
        <text:p text:style-name="Preformatted_20_Text"><text:s text:c="2"/>&lt;/web-resource-collection&gt; </text:p>
        <text:p text:style-name="Preformatted_20_Text"><text:s text:c="2"/>&lt;auth-constraint&gt; </text:p>
        <text:p text:style-name="Preformatted_20_Text"><text:s text:c="4"/>&lt;role-name&gt;*&lt;/role-name&gt; </text:p>
        <text:p text:style-name="Preformatted_20_Text"><text:s text:c="2"/>&lt;/auth-constraint&gt; ...</text:p>
        <text:p text:style-name="Text_20_body"><text:line-break/>The entry </text:p>
        <text:p text:style-name="Preformatted_20_Text">&lt;role-name&gt;*&lt;/role-name&gt; </text:p>
        <text:p text:style-name="Text_20_body">used to mean ANY role. It now means by default any role defined in the web.xml. There is no way defined in the servlet specification to have security constraints without roles.<text:line-break/><text:line-break/>However, it appears that the behavior is configurable in tomcat. In the server.xml there is the definition of the Realm used for authentication. Add a setting for the allRolesMode attribute, in the quickstart it will look like </text:p>
        <text:p text:style-name="Preformatted_20_Text"><text:s text:c="4"/>&lt;Realm className="org.apache.catalina.realm.UserDatabaseRealm" <text:line-break/> <text:s text:c="16"/>resourceName="UserDatabase" <text:line-break/> <text:s text:c="16"/>allRolesMode="authOnly" /&gt; </text:p>
        <text:p text:style-name="Text_20_body">and you should be able to login without any role assigned. </text:p>
        <text:h text:style-name="Heading_20_4" text:outline-level="4"><text:soft-page-break/>Add Jdbc drivers</text:h>
        <text:list xml:id="list1078637296" text:style-name="L7">
          <text:list-item>
            <text:p text:style-name="P24">Copy the appropriate jdbc driver .jar file for the database you are deploying to the &lt;tomcat&gt;/common/lib directory. <text:s/>For example, the quickstart comes packaged with the Hypersonic SQL driver: &lt;quickstart&gt;/apache-tomcat-5.5.17/common/lib/hsqldb-1.7.3.3.jar .</text:p>
          </text:list-item>
          <text:list-item>
            <text:p text:style-name="P24"><text:span text:style-name="T19">Copy the same driver jar into &lt;userhome&gt;/bwbuild/&lt;config&gt;/lib/jdbc/ <text:s/>so that it can be built into the dump/restore utility you will use to initialize the database. <text:s/>(If the lib/jdbc directory doesn't exist, create it.)</text:span> <text:s/><text:span text:style-name="T9">Please note: this step does not currently work. <text:s/>Instead: </text:span><text:span text:style-name="T2">drop the jar file into &lt;quickstart&gt;/dumpres/lib/ after it is built and unzipped. </text:span><text:span text:style-name="T1"><text:s/></text:span><text:span text:style-name="T4">(See “Build the schema and initialize using the Dump / Restore Utility” on page 12 below).</text:span></text:p>
          </text:list-item>
        </text:list>
        <text:p text:style-name="Text_20_body">You can find the drivers associated with the database version you are running on the database's web site. <text:s/>MySQL and Oracle drivers, for example, can be found at <text:a xlink:type="simple" xlink:href="http://www.mysql.com/products/connector/">http://www.mysql.com/products/connector/</text:a> and <text:a xlink:type="simple" xlink:href="http://www.oracle.com/technology/software/tech/java/sqlj_jdbc/index.html">http://www.oracle.com/technology/software/tech/java/sqlj_jdbc/index.html</text:a> respectively. </text:p>
        <text:h text:style-name="Heading_20_4" text:outline-level="4">Allow directory browsing</text:h>
        <text:p text:style-name="Text_20_body">This change is only required of you are using tomcat to host your stylesheets. Our recommendation is to host them on your public web server. If you do wish to host them on tomcat you must decide whether you want directory browsing enabled or disabled. Enabled allows Bedework to discover the stylesheets by checking for the existence of directories. Otherwise marker files must be created. The tomcat default is to disallow directory browsing. If you wish to allow browsing open the file conf/web.xml and find the setting for the listing property:</text:p>
        <text:p text:style-name="Preformatted_20_Text"><text:s text:c="8"/>&lt;init-param&gt;</text:p>
        <text:p text:style-name="Preformatted_20_Text"><text:s text:c="12"/>&lt;param-name&gt;listings&lt;/param-name&gt;</text:p>
        <text:p text:style-name="Preformatted_20_Text"><text:s text:c="12"/>&lt;param-value&gt;false&lt;/param-value&gt;</text:p>
        <text:p text:style-name="Preformatted_20_Text"><text:s text:c="8"/>&lt;/init-param&gt;</text:p>
        <text:p text:style-name="Text_20_body">Change the value “false” to “true” to allow browsing of directories. <text:s/></text:p>
        <text:h text:style-name="Heading_20_4" text:outline-level="4">Uri encoding</text:h>
        <text:p text:style-name="Text_20_body">By default tomcat uses ISO-8859-1. If you want to use Tomcat with UTF-8, you must add the following parameter in your server.xml file: <text:span text:style-name="T1">URIEncoding="UTF-8"</text:span>.</text:p>
        <text:p text:style-name="preformatted">&lt;Connector port="8080" maxHttpHeaderSize="8192" </text:p>
        <text:p text:style-name="preformatted"><text:s text:c="11"/>maxThreads="150" minSpareThreads="25" maxSpareThreads="75"<text:line-break/> <text:s text:c="10"/>enableLookups="false" redirectPort="8443" <text:s/></text:p>
        <text:p text:style-name="preformatted"><text:s text:c="11"/>acceptCount="100" </text:p>
        <text:p text:style-name="preformatted"><text:s text:c="11"/>connectionTimeout="20000" disableUploadTimeout="true"<text:bookmark-start text:name="DDE_LINK"/></text:p>
        <text:p text:style-name="preformatted"><text:s text:c="11"/>URIEncoding="UTF-8" <text:bookmark-end text:name="DDE_LINK"/>/&gt;</text:p>
        <text:h text:style-name="Heading_20_4" text:outline-level="4"><text:soft-page-break/>JVM parameters</text:h>
        <text:p text:style-name="Text_20_body">The quickstart jvm parameters may be adequate for small scale testing or development. For production use you will certainly need to modify the JVM parameters. Below is a sample set of options (from a jboss configuration).</text:p>
        <text:p text:style-name="preformatted">JAVA_OPTS="$JAVA_OPTS -server -Xms1792m -Xmx1792m" <text:line-break/>JAVA_OPTS="$JAVA_OPTS -XX:NewSize=512m -XX:MaxNewSize=512m” </text:p>
        <text:p text:style-name="preformatted">JAVA_OPTS="$JAVA_OPTS -XX:SurvivorRatio=2" <text:line-break/>JAVA_OPTS="$JAVA_OPTS -XX:PermSize=128m -XX:MaxPermSize=128m" <text:line-break/>JAVA_OPTS="$JAVA_OPTS -XX:+UseParallelGC -XX:+UseAdaptiveSizePolicy”</text:p>
        <text:p text:style-name="preformatted">JAVA_OPTS="$JAVA_OPTS -XX:+AggressiveHeap" </text:p>
        <text:h text:style-name="Heading_20_3" text:outline-level="3"><text:bookmark text:name="Configurehibernate"/>Configure Hibernate</text:h>
        <text:h text:style-name="Heading_20_4" text:outline-level="4">Setting your SQL dialect</text:h>
        <text:p text:style-name="Text_20_body">Configuring Hibernate to use the appropriate dialect is done in <text:span text:style-name="Strong_20_Emphasis">cal.properties. </text:span><text:span text:style-name="Strong_20_Emphasis"><text:span text:style-name="T2">Y</text:span></text:span>ou need to set a few properties </text:p>
        <text:p text:style-name="preformatted">org.bedework.global.hibernate.dialect=<text:span text:style-name="T5">yourDialect</text:span></text:p>
        <text:p text:style-name="Text_20_body">The value <text:span text:style-name="T5">yourDialect</text:span> is a defined Hibernate SQL dialect such as org.hibernate.dialect.HSQLDialect or org.hibernate.dialect.MySQL5Dialect. The dialect is a class defined on the class path. Hibernate defines a number of ‘standard’ dialects.</text:p>
        <text:p text:style-name="Text_20_body">For example, the global property if using MySQL5 would be</text:p>
        <text:p text:style-name="preformatted">org.bedework.global.hibernate.dialect=<text:span text:style-name="T7">org.hibernate.dialect.MySQL5Dialect</text:span></text:p>
        <text:p text:style-name="Text_20_body">A list of dialects understood by Hibernate can be found at:</text:p>
        <text:p text:style-name="Text_20_body"><text:a xlink:type="simple" xlink:href="http://www.hibernate.org/hib_docs/v3/reference/en/html/session-configuration.html#configuration-optional-dialects">http://www.hibernate.org/hib_docs/v3/reference/en/html/session-configuration.html#configuration-optional-dialects</text:a> </text:p>
        <text:p text:style-name="Text_20_body">You can also look at the org.hibernate.dialect classes in the Hibernate jar file (for example, to use MySQL 5 which is not currently listed in the on-line Hibernate documentation, use org.hibernate.dialect.MySQL5Dialect ).</text:p>
        <text:p text:style-name="Text_20_body">Before building the system, if you are building for a database other than the quickstart hsqldb, you will need to make the appropriate jdbc drivers available. Place the driver jar file in the directory bedework/lib/jdbc and it will appear on the class path for the schema and the dump and restore applications.</text:p>
        <text:p text:style-name="Text_20_body">You will also need to place this jar file in the tomcat common/lib directory so that tomcat can access the database.</text:p>
        <text:h text:style-name="Heading_20_3" text:outline-level="3"><text:soft-page-break/>Build the newly configured system</text:h>
        <text:p text:style-name="Text_20_body">With all that in place it is now possible to build yourself a system using your configuration. Assuming you chose to update the default configuration then the build command would be </text:p>
        <text:p text:style-name="Preformatted_20_Text">./bw clean.deploy.debug</text:p>
        <text:p text:style-name="Text_20_body">If you used the mysql configuration then the command would be </text:p>
        <text:p text:style-name="Preformatted_20_Text">./bw -bwc mysql clean.deploy.debug</text:p>
        <text:p text:style-name="Text_20_body">If you created a new configuration named, for example, “prod” then the command would be </text:p>
        <text:p text:style-name="Preformatted_20_Text">./bw -bwc prod clean.deploy.debug</text:p>
        <text:p text:style-name="Text_20_body">This will create a number of WAR files in <text:span text:style-name="T1">&lt;bedwork&gt;/dist/</text:span> <text:s/>including for example:</text:p>
        <text:p text:style-name="Preformatted_20_Text">cal.war, caladmin.war, and ucal.war</text:p>
        <text:p text:style-name="Text_20_body"><text:bookmark text:name="Buildschemaandinitialise"/>If you are using the Tomcat directory within the quickstart distribution, your application war files are now deployed. Otherwise, collect the war files and drop them in your container. </text:p>
        <text:p text:style-name="P6"><text:span text:style-name="Emphasis"><text:span text:style-name="T2">Note: ".debug" will provide debugging output in the server log. You can remove it and rebuild when you are convinced you are production ready.)</text:span></text:span><text:span text:style-name="T2"> </text:span></text:p>
        <text:h text:style-name="Heading_20_3" text:outline-level="3">Build the schema and initialize using the Dump / Restore Utility</text:h>
        <text:p text:style-name="Text_20_body">Now create a schema and initialize the database. The deploy process created a zip file called bedework/dist/dumpres.zip which can be unzipped to run the schema build. T<text:span text:style-name="T7">his is Bedework's dump/restore utility</text:span>. The unzipped utility contains a Unix shell script named <text:span text:style-name="T5">bwrun.sh</text:span> (in Windows, <text:span text:style-name="T5">bwrun.bat</text:span><text:span text:style-name="T7">) that you will use to dump and restore the database. <text:s/>This file is useful for creating backups and essential for performing upgrades between Bedework versions.</text:span></text:p>
        <text:p text:style-name="Text_20_body">Unzip that file to a convenient location and in linux ensure the file called <text:span text:style-name="T5">bwrun.sh</text:span> is executable (<text:span text:style-name="T1">chmod +x bwrun.sh</text:span>). <text:s/>This manual generally assumes you have unzipped the folder to the root of the quickstart directory, &lt;quickstart&gt;/dumpres/.</text:p>
        <text:p text:style-name="P7">Drop a copy of the database's jdbc driver jar file into &lt;quickstart&gt;/dumpres/lib/ </text:p>
        <text:p text:style-name="Text_20_body">The Hibernate schema tool can create all the tables and constraints directly in the target database. <text:s/>To do this, make sure Bedework is running, then enter:</text:p>
        <text:p text:style-name="preformatted">./bwrun schema-export</text:p>
        <text:p text:style-name="Text_20_body">The tables will be created in your database (a file named “schema.sql” is also created). This process is non-destructive, so if you wish to start with a clean database, you will need to manually drop your tables. A word of warning here; while the schema-export option is useful there is little or no error checking taking place. Check back through the output for errors. A logfile is written and may be easier to check through.</text:p>
        <text:p text:style-name="Standard">If you wish only to <text:s/>create a schema file for your system, enter: </text:p>
        <text:p text:style-name="preformatted"><text:soft-page-break/>./bwrun schema</text:p>
        <text:p text:style-name="Text_20_body">This produces a file named “schema.sql”. <text:s/></text:p>
        <text:p text:style-name="Text_20_body">To initialize an empty database use initdb, e.g.</text:p>
        <text:p text:style-name="preformatted">./bwrun initdb -ndebug -indexroot path-for-lucene</text:p>
        <text:p text:style-name="Text_20_body">This uses an initial data file wrapped up with the dump restore application (data/initbedework.xml). <text:s/><text:span text:style-name="T6">See also the “restore” target below to restore a different file such as &lt;quickstart&gt;/bedework/projects/dumprestore/resources/inibedework-sparse.xml which contains only the minimum data to run the system.</text:span></text:p>
        <text:p text:style-name="Text_20_body">The optional parameter -ndebug will turn off debugging output. This makes things faster for large restores.</text:p>
        <text:p text:style-name="Text_20_body">The indexroot parameter is used to tell the restore where your lucene indexes should be built. In the quickstart this is a relative path because the quickstart might be restored anywhere, but in general this should be an absolute path. </text:p>
        <text:p text:style-name="Text_20_body">For testing, a directory in your home directory might be appropriate, for production use perhaps a /data directory, e.g. /data/calendar-3.3.1/lucene/indexes</text:p>
        <text:p text:style-name="Text_20_body">This directory must be destroyed and recreated before restoring the data.</text:p>
        <text:p text:style-name="P4">Note: initbedework.xml creates a single super-user “admin”. However, there is a potential problem here if you are trying to bring yourself up in your local user address space; you need an administrator that can log into the admin client. <text:s/>To simplify this, we will probably add a property to set the administrative user you wish to use in future releases.</text:p>
        <text:p text:style-name="Text_20_body">To dump the database data use </text:p>
        <text:p text:style-name="P3">./bwrun dump &lt;filename&gt;</text:p>
        <text:p text:style-name="Text_20_body">The application can be used to produce a regular nightly xml dump of the data. In future releases the dump/restore will be reformatted to facilitate restoration of a single users data.</text:p>
        <text:p text:style-name="Text_20_body">To restore the data use</text:p>
        <text:p text:style-name="P3">./bwrun restore &lt;filename&gt; -ndebug -indexroot path-for-lucene</text:p>
        <text:p text:style-name="Text_20_body">where &lt;filename&gt; is the name of a dump file produced by the dump process. <text:s/>The tables must be empty to restore the data. <text:s/></text:p>
        <text:p text:style-name="Text_20_body">The indexroot parameter is needed if you want to change the one set in the data. Remember to empty (or destroy and recreate) the directory.</text:p>
        <text:p text:style-name="Text_20_body"/>
      </text:section>
      <text:h text:style-name="Heading_20_2" text:outline-level="2"><text:soft-page-break/>Authentication</text:h>
      <text:p text:style-name="Text_20_body">The calendar uses container-based authentication as defined by the <text:a xlink:type="simple" xlink:href="http://java.sun.com/products/servlet/reference/api/index.html">Java servlet specification</text:a>. There is no authentication code within the calendar system.</text:p>
      <text:p text:style-name="Text_20_body">Authentication can be managed by the servlet container in a number of ways which are currently beyond the scope of this document. The authentication method used by tomcat is defined in &lt;tomcat&gt;/conf/server.xml and in the quickstart is configured to use the packaged Apache Directory Server. <text:s/>The tomcat website provides details on configuring tomcat to use other forms of authentication, including active directory, a local file or databases. (see also <text:a xlink:type="simple" xlink:href="http://tomcat.apache.org/tomcat-5.5-doc/ssl-howto.html">Tomcat SSL HowTo</text:a>). </text:p>
      <text:p text:style-name="Text_20_body">An alternative which has been implemented is to use filter based <text:a xlink:type="simple" xlink:href="http://www.ja-sig.org/wiki/display/CAS/Home">Yale/JA-SIG CAS</text:a>.</text:p>
      <text:h text:style-name="Heading_20_2" text:outline-level="2">Build and deploy</text:h>
      <text:p text:style-name="Text_20_body">Build the calendar with the command:</text:p>
      <text:p text:style-name="Preformatted_20_Text"><text:span text:style-name="Source_20_Text">./bw clean.deploy.debug</text:span></text:p>
      <text:p text:style-name="Preformatted_20_Text">for the default config, or</text:p>
      <text:p text:style-name="Preformatted_20_Text"><text:span text:style-name="Source_20_Text"><text:span text:style-name="T8">./bw -bwc </text:span></text:span><text:span text:style-name="Source_20_Text"><text:span text:style-name="T6">configname </text:span></text:span><text:span text:style-name="Source_20_Text"><text:span text:style-name="T8">clean.deploy.debug</text:span></text:span></text:p>
      <text:p text:style-name="Text_20_body"><text:span text:style-name="Emphasis">(".debug" will provide debugging output in the server log. You can remove it and rebuild when you are convinced you are production ready.)</text:span> </text:p>
      <text:p text:style-name="preformatted"><text:span text:style-name="Strong_20_Emphasis"><text:span text:style-name="T2">./bw clean.deploy</text:span></text:span><text:span text:style-name="T2"> </text:span></text:p>
      <text:p text:style-name="P13">or</text:p>
      <text:p text:style-name="preformatted"><text:span text:style-name="T2">.</text:span><text:span text:style-name="Source_20_Text"><text:span text:style-name="T7">./bw -bwc </text:span></text:span><text:span text:style-name="Source_20_Text"><text:span text:style-name="T4">configname </text:span></text:span><text:span text:style-name="Source_20_Text"><text:span text:style-name="T7">clean.deploy</text:span></text:span></text:p>
      <text:h text:style-name="Heading_20_2" text:outline-level="2">Add a super user</text:h>
      <text:p text:style-name="Text_20_body">At some point you will switch from the quickstart authentication to your sites authentication. Before this happens you need to ensure you have an administrative super user that exists within your own authentication domain.</text:p>
      <text:p text:style-name="Text_20_body">Two ways to achieve this are to:</text:p>
      <text:list xml:id="list800436345" text:style-name="L8">
        <text:list-item>
          <text:p text:style-name="P25">Create a user in your domain, e.g. caladmin, that is already set up as a superuser in the Bedework quickstart.</text:p>
        </text:list-item>
        <text:list-item>
          <text:p text:style-name="P25">Create a Bedework superuser with an account that already exists in your authentication domain.</text:p>
        </text:list-item>
      </text:list>
      <text:p text:style-name="Text_20_body">Option 2 is probably the most appropriate and as the deployer it is probably appropriate to use your own account, at least initially.</text:p>
      <text:h text:style-name="Heading_20_2" text:outline-level="2"><text:soft-page-break/>Add administrative groups and users</text:h>
      <text:p text:style-name="Text_20_body">In the quickstart administrative groups are stored in the calendar database. Administrative groups are intended to be separate from user groups to allow different access rights to be defined for administrative users. (See “Access rights and groups” below)</text:p>
      <text:list xml:id="list148952407" text:style-name="L9">
        <text:list-item>
          <text:p text:style-name="P26">Within the /caladmin application, select "Admin Groups: Add" </text:p>
        </text:list-item>
        <text:list-item>
          <text:p text:style-name="P26">Give the group a name, a description, provide a userId for the owner, and set the "Events Owner" to agrp_<text:span text:style-name="Emphasis">groupName</text:span>, or something meaningful that will will easily identify which group the event belongs to. (Note: you should leave the prefix (e.g. “agrp_”) on event owners; the prefix is defined in the properties file as the property org.bedework.app.CalAdmin.admingroupsidprefix) </text:p>
        </text:list-item>
        <text:list-item>
          <text:p text:style-name="P26">Once the group is added, add members by providing user ids. <text:s/>(These should map to those used to authenticate to the administrative client.)</text:p>
        </text:list-item>
      </text:list>
      <text:h text:style-name="Heading_20_2" text:outline-level="2">Create initial public calendar aliases</text:h>
      <text:list xml:id="list677522494" text:style-name="L10">
        <text:list-item>
          <text:p text:style-name="P27">Login to the /caladmin application as super user.</text:p>
        </text:list-item>
        <text:list-item>
          <text:p text:style-name="P27">From the “Sytem” tab, select “Manage calendars &amp; folders”. <text:s/>The default public calendar tree is divided into three sections: aliases, cals, and unbrowsable. <text:s/></text:p>
        </text:list-item>
        <text:list-item>
          <text:p text:style-name="P27">Add folders and aliases in the /public/aliases branch to provide a default set of curated event groupings. <text:s/>The aliases are available to all calendar suites for subscription.</text:p>
        </text:list-item>
        <text:list-item>
          <text:p text:style-name="P27">For more information about architecting your public tree, see chapter 6, “Public Events Calendaring”.</text:p>
        </text:list-item>
      </text:list>
      <text:h text:style-name="Heading_20_2" text:outline-level="2">Add Calendar Suites</text:h>
      <text:p text:style-name="Text_20_body">Bedework's web views of <text:span text:style-name="T3">public event information</text:span> are called "Calendar Suites". You cannot run a public client unless an associated calendar suite has been defined in the admin client. <text:s/></text:p>
      <text:p text:style-name="P8">The quickstart release comes with a default calendar suite called MainCampus which is appropriate for use as the first public calendar suite in a production environment. <text:s/></text:p>
      <text:p text:style-name="P8">For more information see chapter 6.5 “Managing Calendar Suites.”</text:p>
      <text:h text:style-name="Heading_20_2" text:outline-level="2">Access rights and groups</text:h>
      <text:p text:style-name="Text_20_body">Access to resources in Bedework is controlled by an access control system based on WebDAV and CalDAV. A user’s access is based on their identity and group membership. The system allows a different group structure for administrative and user access. This ensures that a given user, when logged in to the user client, does not have any special administrative rights which may lead to unfortunate consequences, such as deleting a public calendar by mistake, or adding private events to public calendars.</text:p>
      <text:p text:style-name="Text_20_body"><text:soft-page-break/>Two system parameters determine this behavior, the initial values are set in the xml options file, democal.options.xml in the quickstart. The relevant elements in the syspars section are:</text:p>
      <text:p text:style-name="preformatted"><text:tab/>&lt;admingroupsClass&gt;org.bedework.calcore.hibernate.AdminGroupsDbImpl</text:p>
      <text:p text:style-name="preformatted"><text:tab/>&lt;/admingroupsClass&gt;</text:p>
      <text:p text:style-name="preformatted"><text:s text:c="5"/>&lt;!--</text:p>
      <text:p text:style-name="preformatted"><text:s text:c="5"/>&lt;usergroupsClass&gt;org.bedework.calcore.ldap.UserGroupsLdapImpl</text:p>
      <text:p text:style-name="preformatted"><text:s text:c="5"/>&lt;/usergroupsClass&gt;</text:p>
      <text:p text:style-name="preformatted"><text:s text:c="6"/>--&gt;</text:p>
      <text:p text:style-name="preformatted"><text:s text:c="6"/>&lt;usergroupsClass&gt;org.bedework.calcore.hibernate.GroupsDbImpl</text:p>
      <text:p text:style-name="preformatted"><text:s text:c="6"/>&lt;/usergroupsClass&gt;</text:p>
      <text:p text:style-name="Text_20_body">Note the second of the three is commented out. These settings define which class will be used to manage groups for the administrative and user clients. The first class is an implementation which uses a the Bedework database to store the administrative groups.</text:p>
      <text:p text:style-name="Text_20_body">The last setting is a dummy class which does nothing but which could use the database to allow testing or perhaps even for sites which don’t want to use a site-wide directory.</text:p>
      <text:p text:style-name="Text_20_body">The commented out setting is a class which uses ldap to determine group membership. In the options file is a section labeled “user-ldap-group” which configures this class. This class should also be usable with Active Directory.</text:p>
      <text:h text:style-name="Heading_20_3" text:outline-level="3">Using ldap for groups and account validation</text:h>
      <text:p text:style-name="Text_20_body">Authentication is performed outside of Bedework, either by the container (e.g. tomcat) or by a filter mechanism or some other approach.</text:p>
      <text:p text:style-name="Text_20_body">However, Bedework still requires access to directory services of some kind to determine group membership and to check whether accounts are valid. As indicated above, a class is available to perform group lookup and account validation using an ldap directory.</text:p>
      <text:p text:style-name="Text_20_body">The current implementation of this class assumes the directory is readable. In production this is unlikely to be adequately secure so we will be working on changes to improve the security. One possibility is to define a custom resource in the container to provide access to the naming context. That will allow some of the authentication parameters to be moved out into the container configuration.</text:p>
      <text:p text:style-name="Text_20_body">In addition the class named above may not carry out all the checks appropriate for your organization. In paticualr you may want to implement a class that overrides the validUser method. The default carries out no checks with your system directory. A deployed version should probably check the directory to ensure the user does exist.</text:p>
      <text:h text:style-name="Heading_20_2" text:outline-level="2">Setting up the Bedework Themes</text:h>
      <text:h text:style-name="Heading_20_3" text:outline-level="3">Copy the Bedework themes (templates)</text:h>
      <text:p text:style-name="Text_20_body">You should now make a copy of the template directories for theming. <text:s/>While they can be left <text:soft-page-break/>in Tomcat, we recommend placing them on a web server accessible to your web designers. <text:s/><text:span text:style-name="Strong_20_Emphasis"><text:span text:style-name="T2">Placing the stylesheets and resources on a separate web server (such as your primary web server) will make them significantly more convenient to access and manipulate. <text:s/></text:span></text:span></text:p>
      <text:p text:style-name="Text_20_body">The directories to copy are found in the Bedework source at</text:p>
      <text:p text:style-name="preformatted">bedework/deployment/<text:span text:style-name="T1">webadmin</text:span>/webapp/resources/</text:p>
      <text:p text:style-name="preformatted">bedework/deployment/<text:span text:style-name="T1">webpublic</text:span>/webapp/resources/demoskins/</text:p>
      <text:p text:style-name="preformatted">bedework/deployment/<text:span text:style-name="T1">webuser</text:span>/webapp/resources/demoskins/</text:p>
      <text:p text:style-name="preformatted">bedework/deployment/<text:span text:style-name="T1">websubmit</text:span>/webapp/resources/demoskins</text:p>
      <text:p text:style-name="Text_20_body">The destination where you copy these directories is a URL <text:span text:style-name="Strong_20_Emphasis"><text:span text:style-name="T2">specified in the cal.properties file by the property: “app.&lt;name&gt;.cal.suite” for the public calendar suites and “app.&lt;name&gt;.root” for the other web applications. </text:span></text:span></text:p>
      <text:p text:style-name="P9"><text:span text:style-name="Strong_20_Emphasis"><text:span text:style-name="T2">Given the values in the properties file:</text:span></text:span></text:p>
      <text:p text:style-name="P9"/>
      <text:p text:style-name="preformatted"><text:span text:style-name="Strong_20_Emphasis"><text:span text:style-name="T2">org.bedework.app.UserCal.root=</text:span></text:span><text:a xlink:type="simple" xlink:href="http://somewebserver/bedework-3.5/ucalrsrc"><text:span text:style-name="Strong_20_Emphasis"><text:span text:style-name="T2">http://somewebserver/bedework-3.5/ucalrsrc</text:span></text:span></text:a></text:p>
      <text:p text:style-name="preformatted"><text:span text:style-name="Strong_20_Emphasis"><text:span text:style-name="T2">org.bedework.app.CalAdmin.root=</text:span></text:span><text:a xlink:type="simple" xlink:href="http://www.somewebserver.edu/rpi-bedework-3-0-admin"><text:span text:style-name="Strong_20_Emphasis"><text:span text:style-name="T2">http://somewebserver/bedework-3.5/caladminrsrc</text:span></text:span></text:a></text:p>
      <text:p text:style-name="preformatted"><text:span text:style-name="Strong_20_Emphasis"><text:span text:style-name="T2">org.bedework.app.Events.root=</text:span></text:span><text:a xlink:type="simple" xlink:href="http://somewebserver/bedework-3-0-guest"><text:span text:style-name="Strong_20_Emphasis"><text:span text:style-name="T2">http://somewebserver/bedework-3.5/calrsrc</text:span></text:span></text:a></text:p>
      <text:p text:style-name="preformatted"><text:span text:style-name="Strong_20_Emphasis"><text:span text:style-name="T2">org.bedework.app.Events.cal.suite=MainCampus</text:span></text:span></text:p>
      <text:p text:style-name="preformatted"><text:span text:style-name="Strong_20_Emphasis"><text:span text:style-name="T2">org.bedework.app.SoeDept.root=</text:span></text:span><text:a xlink:type="simple" xlink:href="http://somewebserver/bedework-3-0-guest"><text:span text:style-name="Strong_20_Emphasis"><text:span text:style-name="T2">http://somewebserver/bedework-3.5/calrsrc</text:span></text:span></text:a></text:p>
      <text:p text:style-name="preformatted"><text:span text:style-name="Strong_20_Emphasis"><text:span text:style-name="T2">org.bedework.app.SoeDept.cal.suite=SoeDept </text:span></text:span></text:p>
      <text:p text:style-name="P10"><text:span text:style-name="Strong_20_Emphasis"><text:span text:style-name="T2">the user client and administrative client stylesheets will be found at the url shown. <text:s/>Bedework will look for the calendar suite stylesheets in a directory that is a concatenation of the root and the calendar suite name. In the example above, the “Events” calendar suite will have its stylesheets located at </text:span></text:span><text:a xlink:type="simple" xlink:href="http://somewebserver/bedework-3.5/calrsrc.MainCampus"><text:span text:style-name="Strong_20_Emphasis"><text:span text:style-name="T2">http://somewebserver/bedework-3.5/calrsrc.MainCampus</text:span></text:span></text:a><text:span text:style-name="Strong_20_Emphasis"><text:span text:style-name="T11"> ; the “SoeDept” calendar suite at </text:span></text:span><text:a xlink:type="simple" xlink:href="http://somewebserver/bedework-3.5/calrsrc.SoeDept"><text:span text:style-name="Strong_20_Emphasis"><text:span text:style-name="T11">http://somewebserver/bedework-3.5/calrsrc.SoeDept</text:span></text:span></text:a><text:span text:style-name="Strong_20_Emphasis"><text:span text:style-name="T11"> </text:span></text:span></text:p>
      <text:p text:style-name="P10"><text:span text:style-name="Strong_20_Emphasis"><text:span text:style-name="T10">Once you have set the above property values, copy the values into the &lt;approot&gt; elements in the options.xml file.</text:span></text:span></text:p>
      <text:h text:style-name="Heading_20_4" text:outline-level="4"><text:span text:style-name="Strong_20_Emphasis"><text:span text:style-name="T1">HTTPS and mixed content messages</text:span></text:span></text:h>
      <text:p text:style-name="Text_20_body"><text:span text:style-name="Strong_20_Emphasis"><text:span text:style-name="T2">If you choose to serve a client over https, you will need to specify the same protocol for the approot to avoid mixed content messages. <text:s/></text:span></text:span></text:p>
      <text:h text:style-name="Heading_20_4" text:outline-level="4"><text:span text:style-name="Strong_20_Emphasis"><text:span text:style-name="T5">Directory browsing and pathname discovery</text:span></text:span></text:h>
      <text:p text:style-name="Text_20_body"><text:span text:style-name="Strong_20_Emphasis"><text:span text:style-name="T7">If directory browsing is disallowed on your web server, be certain to set the <text:s/>&lt;directoryBrowsingDisallowed&gt; option to “true” in the .options.xml file, which will cause the filters to search for a marker file called xsltdir.properties. <text:s/>This allows pathname discovery to continue working. <text:s/>Pathname discovery allows Bedework to pick appropriate locales and browser types based on browser settings or fall back to default themes.</text:span></text:span></text:p>
      <text:p text:style-name="Text_20_body"><text:span text:style-name="Strong_20_Emphasis"><text:span text:style-name="T2">For more detailed information about Bedework theming and pathname discovery, please see </text:span></text:span><text:soft-page-break/><text:span text:style-name="Strong_20_Emphasis"><text:span text:style-name="T2">Chapter 4.</text:span></text:span></text:p>
      <text:h text:style-name="Heading_20_3" text:outline-level="3"><text:span text:style-name="Strong_20_Emphasis"><text:span text:style-name="T2">Rebuild / Redeploy Bedework </text:span></text:span></text:h>
      <text:p text:style-name="Text_20_body"><text:span text:style-name="Strong_20_Emphasis"><text:span text:style-name="T2">To pull in the theme configuration changes, rebuild Bedework:</text:span></text:span></text:p>
      <text:p text:style-name="Preformatted_20_Text"><text:span text:style-name="Source_20_Text">./bw clean.deploy.debug</text:span></text:p>
      <text:p text:style-name="Preformatted_20_Text">for the default config, or</text:p>
      <text:p text:style-name="Preformatted_20_Text"><text:span text:style-name="Source_20_Text"><text:span text:style-name="T7">./bw -bwc </text:span></text:span><text:span text:style-name="Source_20_Text"><text:span text:style-name="T4">configname </text:span></text:span><text:span text:style-name="Source_20_Text"><text:span text:style-name="T7">clean.deploy.debug</text:span></text:span></text:p>
      <text:h text:style-name="Heading_20_2" text:outline-level="2">Upgrading</text:h>
      <text:p text:style-name="Text_20_body">Bedework has been running at your site for some time and new versions have appeared and now it's time to upgrade. How do you migrate all that data from one version to the next?</text:p>
      <text:p text:style-name="Text_20_body">The dump/restore utility is the tool to use. The intent is that any given version of the restore process will be able to read dump files produced by earlier versions.</text:p>
      <text:p text:style-name="Text_20_body">Currently we expect to be able to read data dumped from UWCalendar 2.3.2 (with slight massaging) and any version of Bedework. Later on we intend dropping UWCalendar support but it will still be possible to migrate through a two step process.</text:p>
      <text:p text:style-name="Text_20_body"/>
      <text:h text:style-name="Heading_20_2" text:outline-level="2">Performance and tuning</text:h>
      <text:h text:style-name="Heading_20_3" text:outline-level="3">Caching</text:h>
      <text:p text:style-name="Text_20_body">Bedework makes use of caching at the database level using Hibernate and at the web front-end using a pluggable cache application.</text:p>
      <text:h text:style-name="Heading_20_4" text:outline-level="4">Database Caching and Hibernate</text:h>
      <text:p text:style-name="Text_20_body">The performance of your system is likely to be very dependent upon the caching strategies used. For small to medium deployments the default settings may be perfectly adequate.</text:p>
      <text:p text:style-name="Text_20_body">For large systems you may need to spend some time reading the documentation available at the Hibernate site and the sites of the various cache implementors.</text:p>
      <text:p text:style-name="Text_20_body">Since release 3.4.1 Bedework allows different cache regions for each application type. This allows the deployer to adopt aggressive caching strategies fro the public events clients for example, while having less caching or much shorter flushing intervals for personal clients where immediate visibility of changes is necessary.</text:p>
      <text:p text:style-name="Text_20_body">There are two parameters in the options xml file which affect caching. The default settings are </text:p>
      <text:p text:style-name="preformatted"><text:span text:style-name="T12"><text:s text:c="10"/></text:span><text:span text:style-name="T14">&lt;</text:span><text:span text:style-name="T15">cachingOn</text:span><text:span text:style-name="T14">&gt;</text:span><text:span text:style-name="T12">true</text:span><text:span text:style-name="T14">&lt;/</text:span><text:span text:style-name="T15">cachingOn</text:span><text:span text:style-name="T14">&gt;</text:span></text:p>
      <text:p text:style-name="preformatted"><text:span text:style-name="T12"><text:s text:c="10"/></text:span><text:span text:style-name="T14">&lt;</text:span><text:span text:style-name="T15">cachePrefix</text:span><text:span text:style-name="T14">&gt;</text:span><text:span text:style-name="T12">bwpubevents</text:span><text:span text:style-name="T14">&lt;/</text:span><text:span text:style-name="T15">cachePrefix</text:span><text:span text:style-name="T14">&gt;</text:span></text:p>
      <text:p text:style-name="Text_20_body"><text:soft-page-break/>These settings turn caching on and set the cache prefix to “ <text:span text:style-name="T12">bwpubevents”. This is used in the ehcache settings file to distinguish cache settings.</text:span></text:p>
      <text:p text:style-name="Text_20_body">The default cache for Bedework is currently Ehcache. The latest versions of this cache do allow clustering. Other caching schemes are available such as the Jboss cache. The Hibernate site offers details on the alternatives.</text:p>
      <text:h text:style-name="Heading_20_4" text:outline-level="4">Web Feed Caching via the Bedework Page Cache</text:h>
      <text:p text:style-name="Text_20_body">Bedework ships with a production-ready page caching application for caching data feeds.</text:p>
      <text:p text:style-name="Text_20_body"><text:span text:style-name="T6">The Bedework Page Cache</text:span><text:span text:style-name="T8"> (</text:span><text:span text:style-name="T6">Page Cache</text:span><text:span text:style-name="T8">) f</text:span>ronts Bedework, storing results pages in a file hierarchy. <text:s text:c="3"/>Result pages may appear in a variety of formats (xml, json, ics, rss, html) and may contain a single event, a list of events, or the current week or month in a calendar grid. <text:s text:c="3"/></text:p>
      <text:p text:style-name="Text_20_body">Page Cache may be deployed with the rest of Bedework or on another server or JVM. <text:s text:c="2"/>It is an independent, self-contained web application written in Ruby. <text:s text:c="2"/>It is shipped with a jRuby wrapper for easy deployment in a Java application framework. <text:s text:c="2"/>Page Cache only needs to be pointed at a Bedework server. <text:s/></text:p>
      <text:p text:style-name="Text_20_body">Setting up Page Cache is recommend for two reasons. <text:s text:c="2"/>Like any caching system, it should improve responsiveness. <text:s text:c="2"/>Also, Page Cache should protect your Bedework server from having to work so hard, which may lead to greater reliability. <text:s text:c="3"/></text:p>
      <text:p text:style-name="Text_20_body"><text:span text:style-name="T8">To illustrate how Page Cache work, let's say you have Page Cache installed on a server called pcache.myschool.edu and Bedework installed on cal.myschool.edu and you'd like a json feed of the next 21 days of all public events. <text:s text:c="2"/></text:span></text:p>
      <text:p text:style-name="Text_20_body"><text:span text:style-name="T8">You'd send pcache this URL: <text:s/></text:span><text:a xlink:type="simple" xlink:href="http://pcache.myschool.edu/v1.0/genFeedList/21/list-json/all/all"><text:span text:style-name="T8">http://pcache.myschool.edu/v1.0/genFeedList/21/list-json/all/all</text:span></text:a><text:span text:style-name="T8">. <text:s text:c="3"/>(Don't worry about having to actually construct such a URL. <text:s text:c="2"/>Page Cache includes a Feed URL/Widget builder which will be explained below).</text:span></text:p>
      <text:p text:style-name="Text_20_body"><text:span text:style-name="T8">First Page Cache looks at the file location &lt;topOfPageCache&gt;/v1.0/genFeedList/21/list-json/all/all.json. <text:s/>If it finds a page there, it serves it up. <text:s text:c="2"/>Otherwise, it “translates” the URL into </text:span><text:a xlink:type="simple" xlink:href="http://cal.myschool.edu/listEvents.do?skinName=list-json&amp;days=21"><text:span text:style-name="T8">http://cal.myschool.edu/feed/listEvents.do?skinName=list-json&amp;days=21</text:span></text:a><text:span text:style-name="T8">, calls it, and then both caches the results and returns them to the user. <text:s text:c="2"/></text:span></text:p>
      <text:p text:style-name="Text_20_body"><text:span text:style-name="T9">The Feed URL/Widget Builder</text:span><text:span text:style-name="T8"> </text:span></text:p>
      <text:p text:style-name="Text_20_body"><text:span text:style-name="T8">Page Cache includes a web form that generates Page Cache URL's and simple widgets (essentially wrapped URL's). <text:s text:c="3"/>Users specify whether they'd like a feed or a widget (paste-able code), what kind of output they're interested in, etc. <text:s text:c="2"/>Users may filter by categories and/or by a group.</text:span></text:p>
      <text:p text:style-name="Text_20_body"><text:span text:style-name="T8">The feed URL's may be XML, RSS, HTML, JSON, or ICS.</text:span></text:p>
      <text:p text:style-name="Text_20_body"><text:span text:style-name="T8">The widgets may be an html iFrame or javascript functions that process a JSON feed. <text:s/>In either case, they may display a list of events or a calendar grid.</text:span></text:p>
      <text:p text:style-name="Text_20_body"><text:span text:style-name="T8"/></text:p>
      <text:h text:style-name="Heading_20_2" text:outline-level="2"><text:soft-page-break/>Access Control</text:h>
      <text:h text:style-name="Heading_20_3" text:outline-level="3">An overview</text:h>
      <text:p text:style-name="Text_20_body">Bedework has an access control system based in large part on the WebDAV ACL specification <text:bibliography-mark text:identifier="RFC3744" text:bibliography-type="www" text:author="G. Clemm, J. Reschke, E. Sedlar, J. Whitehead" text:booktitle="Web Distributed Authoring and Versioning (WebDAV)                        Access Control Protocol" text:year="2004">[RFC3744]</text:bibliography-mark> with CalDAV extensions. Access rights are inherited down the tree of folders, calendars and calendar entities and can be given to or denied from users and groups and other principals.</text:p>
      <text:p text:style-name="Text_20_body">Setting access rights is complex and difficult, even for apparently simple cases. For that reason later versions of Bedework will incorporate 'wizard' style tools to help users set access based on their intentions rather than requiring them to determine the appropriate set of ACEs.</text:p>
      <text:h text:style-name="Heading_20_3" text:outline-level="3">Definitions</text:h>
      <text:h text:style-name="Heading_20_4" text:outline-level="4">Principals</text:h>
      <text:p text:style-name="Text_20_body">A principal represents an entity which might need to be denied or given access or with which we might want to interact. For example, user principals usually represent real people and group principals represent groups. Other principals might be host principals, ticket principals or resource principals.</text:p>
      <text:p text:style-name="Text_20_body">A resource principal might be, for example, a room allowing us to invite a room to a meeting, thus booking that room.</text:p>
      <text:h text:style-name="Heading_20_4" text:outline-level="4">ACE</text:h>
      <text:p text:style-name="Text_20_body">An ACE is an Access Control Entry. This defines grant or deny access for a single principal. It consists of a principal type, the principal itself – perhaps in a modified form and the denied or granted access rights. Special principal types include <text:span text:style-name="T6">unauthenticated</text:span>, <text:span text:style-name="T6">authenticated</text:span> and <text:span text:style-name="T6">others</text:span>.</text:p>
      <text:h text:style-name="Heading_20_4" text:outline-level="4">ACL</text:h>
      <text:p text:style-name="Text_20_body">An Access Control List. This is a list of ACEs which together define the access for a given entity. Internally only the ACEs set explicitly for an entity are stored with that entity. The full ACL consists of all inherited ACEs together with any explicit ACEs.</text:p>
      <text:h text:style-name="Heading_20_3" text:outline-level="3">Scheduling and freebusy access</text:h>
      <text:p text:style-name="Text_20_body">Access control for scheduling is based on CalDAV calendar access and CalDAV scheduling.</text:p>
      <text:p text:style-name="Text_20_body">CalDAV introduced the <text:span text:style-name="T1">read-freebusy</text:span> privilege which allows principals to read freebusy information for the resource with which it is associated. <text:line-break/><text:line-break/>CalDAV scheduling introduces further privileges which are associated with a principal, not with any specific resource, and are actually attached to the users inbox. The privileges are <text:span text:style-name="T1">scheduling</text:span> which includes </text:p>
      <text:list xml:id="list215127064" text:style-name="L11">
        <text:list-item>
          <text:p text:style-name="P28"><text:span text:style-name="T1">schedule request</text:span>: allow (named principals) to request meetings</text:p>
        </text:list-item>
        <text:list-item>
          <text:p text:style-name="P28"><text:soft-page-break/><text:span text:style-name="T1">schedule reply</text:span>: allow (named principals) to reply to meeting requests</text:p>
        </text:list-item>
        <text:list-item>
          <text:p text:style-name="P28"><text:span text:style-name="T1">schedule freebusy</text:span> - allow (named principals) to send freebusy requests</text:p>
        </text:list-item>
      </text:list>
      <text:p text:style-name="Text_20_body">If user <text:span text:style-name="T4">douglm</text:span> sets the schedule privilege on the inbox for say user <text:span text:style-name="T6">testuser01</text:span> then user <text:span text:style-name="T4">testuser01</text:span> can send and reply to meeting requests and see <text:span text:style-name="T6">douglm</text:span>'s freebusy through the web ui and the caldav server.</text:p>
      <text:p text:style-name="Text_20_body"><text:span text:style-name="T1">NOTE – this is important</text:span>, in addition to those privileges, <text:span text:style-name="T6">douglm</text:span> must set <text:span text:style-name="T1">read-freebusy</text:span> on those calendars that he wants <text:span text:style-name="T6">testuser01</text:span> to access for freebusy info.</text:p>
      <text:p text:style-name="Text_20_body">The reasoning is that we may want to block or allow scheduling operations as a whole, but if we allow them we may want to provide a different view of our freebusy to different users.</text:p>
      <text:p text:style-name="Text_20_body">So if I as <text:span text:style-name="T6">douglm</text:span> have calendars "<text:span text:style-name="T6">work</text:span>" and "<text:span text:style-name="T6">athome</text:span>" I might not allow freebusy access to my "<text:span text:style-name="T6">athome</text:span>" calendar to colleagues because I don't want them to see how empty my home-life is. Alternatively I might disallow access to "<text:span text:style-name="T6">work</text:span>" to my wife for the opposite reason.</text:p>
      <text:h text:style-name="Heading_20_4" text:outline-level="4">Simplifying:</text:h>
      <text:p text:style-name="Text_20_body">It is possible to simply access for most users by setting access at the <text:span text:style-name="T1">/user </text:span><text:span text:style-name="T2">level, as this will be inherited by all subfolders and calendars.</text:span></text:p>
      <text:p text:style-name="Text_20_body">What you set depends upon what you want as an organization.</text:p>
      <text:p text:style-name="Text_20_body">The simplest approach is to add the following access to <text:span text:style-name="T1">/user</text:span></text:p>
      <text:p text:style-name="preformatted">authenticated: schedule, <text:span text:style-name="T2">read-freebusy</text:span></text:p>
      <text:p text:style-name="P5">which should allow any authenticated user to schedule and reply to meeting requests and see anybody elses freebusy.</text:p>
      <text:p text:style-name="Text_20_body">The administrative interface currently doesn't display <text:span text:style-name="T1">/user</text:span> in the manage calendars page but you can use a url like:</text:p>
      <text:p text:style-name="preformatted"><text:a xlink:type="simple" xlink:href="http://localhost:8080/caladmin/calendar/fetchForUpdate.do?b=de&amp;calPath=/user">http://localhost:8080/caladmin/calendar/fetchForUpdate.do?calPath=/user</text:a></text:p>
      <text:p text:style-name="Text_20_body">A little more open is to allow that access for others INSTEAD of authenticated - that would allow scheduling via CalDAV form anywhere. </text:p>
      <text:h text:style-name="Heading_20_2" text:outline-level="2">TUTORIAL: setting up Bedework to work with MySQL &amp; LDAP</text:h>
      <text:p text:style-name="Text_20_body"><draw:frame draw:style-name="fr1" draw:name="Frame1" text:anchor-type="paragraph" svg:x="4.6965in" svg:y="0.0689in" svg:width="2.0634in" draw:z-index="0"><draw:text-box fo:min-height="1.9008in"><text:p text:style-name="P12"><text:span text:style-name="Strong_20_Emphasis"><text:span text:style-name="T9">Note to Windows users:</text:span></text:span><text:span text:style-name="Strong_20_Emphasis"><text:span text:style-name="T7"> replace all commands of the form “./[command]” with “[command]” or “[command].bat”. <text:s/></text:span></text:span></text:p><text:p text:style-name="P12"><text:span text:style-name="Strong_20_Emphasis"><text:span text:style-name="T7"/></text:span></text:p><text:p text:style-name="P12"><text:span text:style-name="Strong_20_Emphasis"><text:span text:style-name="T7">For example, to start Bedework, enter:</text:span></text:span></text:p><text:p text:style-name="P12"><text:span text:style-name="Strong_20_Emphasis"><text:span text:style-name="T7">“</text:span></text:span><text:span text:style-name="Strong_20_Emphasis"><text:span text:style-name="T9">bw -quickstart start</text:span></text:span><text:span text:style-name="Strong_20_Emphasis"><text:span text:style-name="T7">”. </text:span></text:span></text:p></draw:text-box></draw:frame>The following tutorial illustrates a specific example of setting up Bedework to use a MySQL database and local LDAP authentication. <text:s/>This walkthrough assumes a Linux operating system and uses the Tomcat packaged with the quickstart.</text:p>
      <text:p text:style-name="Text_20_body">To get the most out of this concrete example, please read through Chapter 2 “Getting Started” and all of Chapter 3 to this point. </text:p>
      <text:list xml:id="list297743266" text:style-name="Numbering_20_1">
        <text:list-item>
          <text:p text:style-name="P36">Download the quickstart release from <text:line-break/><text:soft-page-break/><text:a xlink:type="simple" xlink:href="http://www.bedework.org/bedework/update.do?artcenterkey=2">http://www.bedework.org/bedework/update.do?artcenterkey=2</text:a><text:a xlink:type="simple" xlink:href="http://www.bedework.org/bedework/update.do?artcenterkey=2"><text:line-break/></text:a></text:p>
        </text:list-item>
        <text:list-item>
          <text:p text:style-name="P36">Log into a console window and set JAVA_HOME.<text:line-break/>E.g. “export JAVA_HOME=/usr/java/jdk1.5.0_13” (in windows: <text:line-break/>“set JAVA_HOME=C:\Program Files\Java\jdk1.5.0_13”)<text:line-break/></text:p>
        </text:list-item>
        <text:list-item>
          <text:p text:style-name="P36">Unzip the quickstart, and run it to demonstrate that it is working as expected:</text:p>
          <text:p text:style-name="P34">cd &lt;quickstartDirectory&gt;<text:line-break/>./bw -quickstart start</text:p>
          <text:p text:style-name="P36"/>
        </text:list-item>
        <text:list-item>
          <text:p text:style-name="P36">Copy the configurations directory to your home directory:</text:p>
          <text:p text:style-name="P34">cp &lt;quickstartDirectory&gt;/bedework/config/bwbuild /home/&lt;userid&gt;/</text:p>
          <text:p text:style-name="P36"/>
        </text:list-item>
        <text:list-item>
          <text:p text:style-name="P36">Verify that you have an instance of MySQL running on your system, e.g. version 5.1.</text:p>
          <text:list>
            <text:list-item>
              <text:p text:style-name="P36"><text:s/>Login to MySQL as root and create a database:</text:p>
            </text:list-item>
          </text:list>
          <text:p text:style-name="P34">create database bedework3p5</text:p>
          <text:list>
            <text:list-item>
              <text:p text:style-name="P36"><text:s/>Grant privileges on the table to a user of your choice:</text:p>
            </text:list-item>
          </text:list>
          <text:p text:style-name="P34">grant all on bedework3p5 to bedework identified by 'somepassword';</text:p>
          <text:p text:style-name="P36"/>
        </text:list-item>
        <text:list-item>
          <text:p text:style-name="P36">Modify the example mysql config provided with the quickstart: <text:s/></text:p>
          <text:list>
            <text:list-item>
              <text:p text:style-name="P36"><text:s/>Modify /home/&lt;userid&gt;/bwbuild/mysql/<text:span text:style-name="T1">cal.properties</text:span>:</text:p>
              <text:list>
                <text:list-item>
                  <text:p text:style-name="P14">Remove from line 19 any applications you don't want to build org.bedework.install.app.names=&lt;apps&gt;</text:p>
                </text:list-item>
                <text:list-item>
                  <text:p text:style-name="P14">On lines 34-36, set the URL, username, and password for the database created in step 5 (you will do this again in the next step). <text:s/>E.g. the URL would be: <text:s/>org.bedework.global.jdbcurl=jdbc:mysql://127.0.0.1:3306/bedework3p5 (assuming MySQL is running on the same server – otherwise adjust the URL appropriately).<text:line-break/></text:p>
                </text:list-item>
              </text:list>
            </text:list-item>
            <text:list-item>
              <text:p text:style-name="P14"><text:s/>Configure your connection to the MySQL datasource (again) in /home/&lt;userid&gt;/bwbuild/mysql/<text:span text:style-name="T1">context.xml</text:span> </text:p>
              <text:list>
                <text:list-item>
                  <text:p text:style-name="P14">set the url to point at your database, e.g. <text:s text:c="11"/>url="jdbc:mysql://127.0.0.1:3306/bedework3p5"</text:p>
                </text:list-item>
                <text:list-item>
                  <text:p text:style-name="P36">set the username and password to that of the user created in step 5.<text:line-break/></text:p>
                </text:list-item>
              </text:list>
            </text:list-item>
            <text:list-item>
              <text:p text:style-name="P36"><text:s/>Modify /home/&lt;userid&gt;/bwbuild/mysql/<text:span text:style-name="T1">cal.options.xml</text:span>:</text:p>
              <text:list>
                <text:list-item>
                  <text:p text:style-name="P36">Set the default tzid (timezone id) and the systemid on lines 110 &amp; 111, e.g. &lt;tzid&gt;America/New York&lt;/tzid&gt; and &lt;systemid&gt;<text:a xlink:type="simple" xlink:href="mailto:calendar@mysite.edu">calendar@mysite.edu</text:a>&lt;/systemid&gt;<text:line-break/></text:p>
                </text:list-item>
              </text:list>
            </text:list-item>
          </text:list>
        </text:list-item>
        <text:list-item>
          <text:p text:style-name="P14"><text:s/>Build the system:</text:p>
          <text:p text:style-name="P34"><text:soft-page-break/>./bw -bwc mysql clean.deploy.debug</text:p>
        </text:list-item>
        <text:list-item>
          <text:p text:style-name="P36">Unzip and prepare the newly built dump/restore utility:</text:p>
          <text:p text:style-name="P34">cd &lt;quickstartDirectory&gt;</text:p>
          <text:p text:style-name="P34">unzip bedework/dist/dumpres.zip</text:p>
          <text:p text:style-name="P34">cd dumpres</text:p>
          <text:p text:style-name="P34">chmod +x bwrun</text:p>
          <text:list>
            <text:list-header>
              <text:p text:style-name="P14"><text:s/></text:p>
            </text:list-header>
          </text:list>
        </text:list-item>
        <text:list-item>
          <text:p text:style-name="P36">Download the <text:s/><text:a xlink:type="simple" xlink:href="http://dev.mysql.com/downloads/connector/j/5.1.html">JDBC Driver for MySQL</text:a> (Connector/J). <text:s/>Unzip the file and place the jar file from the package (e.g. mysql-connector-java-5.1.8.bin.jar) <text:s/>in both of these folders:</text:p>
          <text:list>
            <text:list-item>
              <text:p text:style-name="P36"><text:s/>&lt;quickstart&gt;/apache-tomcat-5.5.17/common/lib/</text:p>
            </text:list-item>
            <text:list-item>
              <text:p text:style-name="P36"><text:s/>&lt;quickstart&gt;/dumpres/lib/<text:line-break/></text:p>
            </text:list-item>
          </text:list>
        </text:list-item>
        <text:list-item>
          <text:p text:style-name="P14">Use the dump/restore utility to build the database tables and initialize the database.<text:tab/></text:p>
          <text:list>
            <text:list-item>
              <text:p text:style-name="P14"><text:s/>Create the tables:</text:p>
            </text:list-item>
          </text:list>
          <text:p text:style-name="P34">cd &lt;quickstart&gt;/dumpres</text:p>
          <text:p text:style-name="P34">./bwrun schema-export </text:p>
          <text:list>
            <text:list-item>
              <text:p text:style-name="P14">Initialize the database and set the path to the Lucene indexes with either (but not both) of these commands:</text:p>
              <text:list>
                <text:list-item>
                  <text:p text:style-name="P14">initialize with the default quickstart data:</text:p>
                </text:list-item>
              </text:list>
            </text:list-item>
          </text:list>
          <text:p text:style-name="P34">./bwrun initdb <text:span text:style-name="T18">-indexroot &lt;someDirectoryPath&gt;/bedeworkIndexes </text:span></text:p>
          <text:list>
            <text:list-item>
              <text:list>
                <text:list-item>
                  <text:p text:style-name="P15">OR initialize with the bare minimum of data:</text:p>
                </text:list-item>
              </text:list>
            </text:list-item>
          </text:list>
          <text:p text:style-name="P34">./bwrun restore &lt;quickstart&gt;/bedework/projects/dumprestore/resources/initbedework-sparse.xml <text:span text:style-name="T18">-indexroot &lt;someDirectoryPath&gt;/bedeworkIndexes </text:span><text:s/></text:p>
          <text:p text:style-name="P14"><text:s text:c="2"/></text:p>
        </text:list-item>
        <text:list-item>
          <text:p text:style-name="P14"><text:s/>Verify that Bedework starts up and that the web clients are working as expected: <text:line-break/>(note the use of the -bwc parameter rather than -quickstart)</text:p>
          <text:p text:style-name="P34">cd &lt;quickstartDirectory&gt;<text:line-break/>./bw -bwc mysql start</text:p>
          <text:p text:style-name="P14"><text:s text:c="2"/></text:p>
        </text:list-item>
        <text:list-item>
          <text:p text:style-name="P14">Use your local LDAP directory for authentication:</text:p>
          <text:list>
            <text:list-item>
              <text:p text:style-name="P14"><text:s/>FIRST, login to the Bedework admin client and add a superuser that exists in your local LDAP directory: </text:p>
              <text:list>
                <text:list-item>
                  <text:p text:style-name="P14">login as admin </text:p>
                </text:list-item>
                <text:list-item>
                  <text:p text:style-name="P14">click the “System” tab</text:p>
                </text:list-item>
                <text:list-item>
                  <text:p text:style-name="P14">select “Manage System Preferences”</text:p>
                </text:list-item>
                <text:list-item>
                  <text:p text:style-name="P14">In the third row, add a username (probably yourself) to the comma separated list of superusers.</text:p>
                </text:list-item>
              </text:list>
            </text:list-item>
            <text:list-item>
              <text:p text:style-name="P14"><text:s/>Configure Tomcat to point at your local LDAP server:</text:p>
              <text:list>
                <text:list-item>
                  <text:p text:style-name="P14">Edit &lt;quickstart&gt;/apache-tomcat-5.5.17/conf/server.xml</text:p>
                </text:list-item>
                <text:list-item>
                  <text:p text:style-name="P14"><text:soft-page-break/>Change the jndi realm on line 169 to point at your local LDAP server</text:p>
                </text:list-item>
              </text:list>
            </text:list-item>
          </text:list>
        </text:list-item>
      </text:list>
      <text:p text:style-name="Standard"/>
      <text:p text:style-name="Standard">You should now have a production-ready Bedework system running.</text:p>
      <text:p text:style-name="Standard"/>
      <text:p text:style-name="P11">A few common things not covered in this tutorial:</text:p>
      <text:list xml:id="list478453547" text:style-name="L12">
        <text:list-item>
          <text:p text:style-name="P16">Copying war files into and configuring settings for an existing Tomcat distribution. </text:p>
        </text:list-item>
        <text:list-item>
          <text:p text:style-name="P16">Setting JVM parameters in Tomcat (see section 3.3) – these are not set to production values in the quickstart distribution, so you will likely want to change them.</text:p>
        </text:list-item>
        <text:list-item>
          <text:p text:style-name="P16">Moving the Bedework themes to a different web server (see section 3.11) – you do not have to do this, but it will probably make theming easier.</text:p>
        </text:list-item>
        <text:list-item>
          <text:p text:style-name="P16">Defining virtual hosts for the applications (done in the cal.properties fil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PalatinoLinotype-Roman" svg:font-family="PalatinoLinotype-Roman"/>
    <style:font-face style:name="StarSymbol1" svg:font-family="StarSymbol"/>
    <style:font-face style:name="Tahoma1" svg:font-family="Tahoma"/>
    <style:font-face style:name="Monospace" svg:font-family="Monospace" style:font-pitch="fixed"/>
    <style:font-face style:name="Courier New" svg:font-family="'Courier New'" style:font-family-generic="modern" style:font-pitch="fixed"/>
    <style:font-face style:name="CourierNewPSMT" svg:font-family="CourierNewPSMT" style:font-family-generic="modern" style:font-pitch="fixed"/>
    <style:font-face style:name="Lucida Sans Unicode" svg:font-family="'Lucida Sans Unicode'" style:font-pitch="variable"/>
    <style:font-face style:name="Tahoma" svg:font-family="Tahoma" style:font-pitch="variable"/>
    <style:font-face style:name="Palatino Linotype3" svg:font-family="'Palatino Linotype'" style:font-family-generic="roman"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1402in" fo:text-align="start" style:justify-single-word="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701in" fo:margin-bottom="0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Heading_20_2" style:default-outline-level="1" style:class="text" style:master-page-name="">
      <style:paragraph-properties fo:orphans="3" fo:widows="3" style:page-number="auto" fo:break-before="page"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1701in" fo:margin-bottom="0.0402in" fo:orphans="2" style:page-number="auto" fo:padding="0.0201in" fo:border-left="none" fo:border-right="none" fo:border-top="0.0138in solid #000080" fo:border-bottom="0.0138in solid #000080" style:shadow="none"/>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701in" fo:margin-bottom="0in"/>
      <style:text-properties style:font-name="Palatino Linotype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701in" fo:margin-bottom="0in"/>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in" fo:margin-bottom="0in" fo:text-indent="0in" style:auto-text-indent="false">
        <style:tab-stops>
          <style:tab-stop style:position="6.9252in"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style:page-number="auto"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left="0.4in" fo:margin-right="0.4in" fo:margin-top="0in" fo:margin-bottom="0in" fo:text-indent="0in" style:auto-text-indent="false" style:page-number="auto"/>
    </style:style>
    <style:style style:name="Bulleted_20_text" style:display-name="Bulleted text" style:family="paragraph" style:parent-style-name="Text_20_body"/>
    <style:style style:name="BulletedNumberText" style:family="paragraph" style:parent-style-name="Text_20_body" style:class="text">
      <style:paragraph-properties fo:margin-top="0in" fo:margin-bottom="0.0598in"/>
    </style:style>
    <style:style style:name="Firsthead" style:family="paragraph" style:parent-style-name="Heading_20_1" style:next-style-name="Text_20_body" style:default-outline-level="" style:list-style-name="" style:class="text" style:master-page-name="">
      <style:paragraph-properties fo:text-align="center" style:justify-single-word="false" style:page-number="auto" fo:break-before="auto" fo:break-after="auto"/>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style:name="Outline">
      <text:outline-level-style text:level="1" text:style-name="Numbering_20_Symbols" style:num-prefix="Chapter " style:num-suffix=" " style:num-format="1">
        <style:list-level-properties text:min-label-distance="0.15in"/>
      </text:outline-level-style>
      <text:outline-level-style text:level="2" text:style-name="Numbering_20_Symbols" style:num-suffix=" "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space-before="0.5in" text:min-label-width="0.1575in"/>
        <style:text-properties style:font-name="StarSymbol"/>
      </text:list-level-style-bullet>
      <text:list-level-style-bullet text:level="2" text:style-name="Bullet_20_Symbols" text:bullet-char="•">
        <style:list-level-properties text:space-before="0.1in" text:min-label-width="0.1575in"/>
        <style:text-properties style:font-name="StarSymbol"/>
      </text:list-level-style-bullet>
      <text:list-level-style-bullet text:level="3" text:style-name="Bullet_20_Symbols" text:bullet-char="•">
        <style:list-level-properties text:space-before="0.15in" text:min-label-width="0.1575in"/>
        <style:text-properties style:font-name="StarSymbol"/>
      </text:list-level-style-bullet>
      <text:list-level-style-bullet text:level="4" text:style-name="Bullet_20_Symbols" text:bullet-char="•">
        <style:list-level-properties text:space-before="0.2in" text:min-label-width="0.1575in"/>
        <style:text-properties style:font-name="StarSymbol"/>
      </text:list-level-style-bullet>
      <text:list-level-style-bullet text:level="5" text:style-name="Bullet_20_Symbols" text:bullet-char="•">
        <style:list-level-properties text:space-before="0.25in" text:min-label-width="0.1575in"/>
        <style:text-properties style:font-name="StarSymbol"/>
      </text:list-level-style-bullet>
      <text:list-level-style-bullet text:level="6" text:style-name="Bullet_20_Symbols" text:bullet-char="•">
        <style:list-level-properties text:space-before="0.3in" text:min-label-width="0.1575in"/>
        <style:text-properties style:font-name="StarSymbol"/>
      </text:list-level-style-bullet>
      <text:list-level-style-bullet text:level="7" text:style-name="Bullet_20_Symbols" text:bullet-char="•">
        <style:list-level-properties text:space-before="0.35in" text:min-label-width="0.1575in"/>
        <style:text-properties style:font-name="StarSymbol"/>
      </text:list-level-style-bullet>
      <text:list-level-style-bullet text:level="8" text:style-name="Bullet_20_Symbols" text:bullet-char="•">
        <style:list-level-properties text:space-before="0.4in" text:min-label-width="0.1575in"/>
        <style:text-properties style:font-name="StarSymbol"/>
      </text:list-level-style-bullet>
      <text:list-level-style-bullet text:level="9" text:style-name="Bullet_20_Symbols" text:bullet-char="•">
        <style:list-level-properties text:space-before="0.45in" text:min-label-width="0.1575in"/>
        <style:text-properties style:font-name="StarSymbol"/>
      </text:list-level-style-bullet>
      <text:list-level-style-bullet text:level="10" text:style-name="Bullet_20_Symbols" text:bullet-char="•">
        <style:list-level-properties text:space-before="0.5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footer>
        <text:p text:style-name="MP1"><text:date style:data-style-name="N75" text:date-value="2009-12-19T14:58:49.99">Dec 19, 2009</text:date> <text:tab/><text:tab/>p.<text:page-number text:select-page="current">20</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9-06-22T09:43:04.73</meta:creation-date>
    <dc:language>en-US</dc:language>
    <meta:editing-cycles>75</meta:editing-cycles>
    <meta:editing-duration>PT68H44M50S</meta:editing-duration>
    <dc:title>BedeworkTemplate</dc:title>
    <meta:initial-creator>Arlen Johnson</meta:initial-creator>
    <dc:date>2009-12-19T14:58:50</dc:date>
    <meta:printed-by>Arlen Johnson</meta:printed-by>
    <meta:print-date>2009-09-16T10:02:26.37</meta:print-date>
    <dc:creator>barry leibson</dc:creator>
    <meta:document-statistic meta:table-count="0" meta:image-count="0" meta:object-count="0" meta:page-count="23" meta:paragraph-count="448" meta:word-count="6764" meta:character-count="45670"/>
    <meta:user-defined meta:name="Info 1"/>
    <meta:user-defined meta:name="Info 2"/>
    <meta:user-defined meta:name="Info 3"/>
    <meta:user-defined meta:name="Info 4"/>
    <meta:template xlink:type="simple" xlink:actuate="onRequest" xlink:title="BedeworkTemplate" xlink:href="/Documents%20and%20Settings/Arlen%20Johnson/Application%20Data/OpenOffice.org/3/user/template/BedeworkTemplate1.ott" meta:date="2009-10-07T16:52:01"/>
  </office:meta>
</office:document-meta>
</file>